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5cm"/>
    </style:style>
    <style:style style:name="co2" style:family="table-column">
      <style:table-column-properties fo:break-before="auto" style:column-width="1.531cm"/>
    </style:style>
    <style:style style:name="co3" style:family="table-column">
      <style:table-column-properties fo:break-before="auto" style:column-width="1.78cm"/>
    </style:style>
    <style:style style:name="co4" style:family="table-column">
      <style:table-column-properties fo:break-before="auto" style:column-width="2.196cm"/>
    </style:style>
    <style:style style:name="co5" style:family="table-column">
      <style:table-column-properties fo:break-before="auto" style:column-width="1.586cm"/>
    </style:style>
    <style:style style:name="co6" style:family="table-column">
      <style:table-column-properties fo:break-before="auto" style:column-width="1.42cm"/>
    </style:style>
    <style:style style:name="co7" style:family="table-column">
      <style:table-column-properties fo:break-before="auto" style:column-width="1.309cm"/>
    </style:style>
    <style:style style:name="co8" style:family="table-column">
      <style:table-column-properties fo:break-before="auto" style:column-width="0.81cm"/>
    </style:style>
    <style:style style:name="co9" style:family="table-column">
      <style:table-column-properties fo:break-before="auto" style:column-width="1.198cm"/>
    </style:style>
    <style:style style:name="co10" style:family="table-column">
      <style:table-column-properties fo:break-before="auto" style:column-width="0.753cm"/>
    </style:style>
    <style:style style:name="co11" style:family="table-column">
      <style:table-column-properties fo:break-before="auto" style:column-width="0.699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office:value-type="string">
            <text:p>Table</text:p>
          </table:table-cell>
          <table:table-cell office:value-type="string">
            <text:p>1-1.</text:p>
          </table:table-cell>
          <table:table-cell office:value-type="string">
            <text:p>Electron</text:p>
          </table:table-cell>
          <table:table-cell office:value-type="string">
            <text:p>binding</text:p>
          </table:table-cell>
          <table:table-cell office:value-type="string">
            <text:p>energies,</text:p>
          </table:table-cell>
          <table:table-cell office:value-type="string">
            <text:p>in</text:p>
          </table:table-cell>
          <table:table-cell office:value-type="string">
            <text:p>electron</text:p>
          </table:table-cell>
          <table:table-cell office:value-type="string">
            <text:p>volts,</text:p>
          </table:table-cell>
          <table:table-cell office:value-type="string">
            <text:p>for</text:p>
          </table:table-cell>
          <table:table-cell office:value-type="string">
            <text:p>the</text:p>
          </table:table-cell>
          <table:table-cell office:value-type="string">
            <text:p>elements</text:p>
          </table:table-cell>
          <table:table-cell office:value-type="string">
            <text:p>in</text:p>
          </table:table-cell>
          <table:table-cell office:value-type="string">
            <text:p>their</text:p>
          </table:table-cell>
          <table:table-cell office:value-type="string">
            <text:p>natural</text:p>
          </table:table-cell>
          <table:table-cell office:value-type="string">
            <text:p>forms.</text:p>
          </table:table-cell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Element</text:p>
          </table:table-cell>
          <table:table-cell office:value-type="string">
            <text:p>K</text:p>
          </table:table-cell>
          <table:table-cell office:value-type="string">
            <text:p>1s</text:p>
          </table:table-cell>
          <table:table-cell office:value-type="string">
            <text:p>L1</text:p>
          </table:table-cell>
          <table:table-cell office:value-type="string">
            <text:p>2s</text:p>
          </table:table-cell>
          <table:table-cell office:value-type="string">
            <text:p>L2</text:p>
          </table:table-cell>
          <table:table-cell office:value-type="string">
            <text:p>2p1/2</text:p>
          </table:table-cell>
          <table:table-cell office:value-type="string">
            <text:p>L3</text:p>
          </table:table-cell>
          <table:table-cell office:value-type="string">
            <text:p>2p3/2</text:p>
          </table:table-cell>
          <table:table-cell office:value-type="string">
            <text:p>M1</text:p>
          </table:table-cell>
          <table:table-cell office:value-type="string">
            <text:p>3s</text:p>
          </table:table-cell>
          <table:table-cell office:value-type="string">
            <text:p>M2</text:p>
          </table:table-cell>
          <table:table-cell office:value-type="string">
            <text:p>3p1/2</text:p>
          </table:table-cell>
          <table:table-cell office:value-type="string">
            <text:p>M3</text:p>
          </table:table-cell>
          <table:table-cell office:value-type="string">
            <text:p>3p3/2</text:p>
          </table:table-cell>
          <table:table-cell office:value-type="string">
            <text:p>M4</text:p>
          </table:table-cell>
          <table:table-cell office:value-type="string">
            <text:p>3d3/2</text:p>
          </table:table-cell>
          <table:table-cell office:value-type="string">
            <text:p>M5</text:p>
          </table:table-cell>
          <table:table-cell office:value-type="string">
            <text:p>3d5/2</text:p>
          </table:table-cell>
          <table:table-cell office:value-type="string">
            <text:p>N1</text:p>
          </table:table-cell>
          <table:table-cell office:value-type="string">
            <text:p>4s</text:p>
          </table:table-cell>
          <table:table-cell office:value-type="string">
            <text:p>N2</text:p>
          </table:table-cell>
          <table:table-cell office:value-type="string">
            <text:p>4p1/2</text:p>
          </table:table-cell>
          <table:table-cell office:value-type="string">
            <text:p>N3</text:p>
          </table:table-cell>
          <table:table-cell office:value-type="string">
            <text:p>4p3/2</text:p>
          </table:table-cell>
        </table:table-row>
        <table:table-row table:style-name="ro1">
          <table:table-cell office:value-type="string">
            <text:p>H</text:p>
          </table:table-cell>
          <table:table-cell office:value-type="string">
            <text:p>13.6</text:p>
          </table:table-cell>
          <table:table-cell table:number-columns-repeated="23"/>
        </table:table-row>
        <table:table-row table:style-name="ro1">
          <table:table-cell office:value-type="string">
            <text:p>He</text:p>
          </table:table-cell>
          <table:table-cell office:value-type="string">
            <text:p>24.6*</text:p>
          </table:table-cell>
          <table:table-cell table:number-columns-repeated="23"/>
        </table:table-row>
        <table:table-row table:style-name="ro1">
          <table:table-cell office:value-type="string">
            <text:p>Li</text:p>
          </table:table-cell>
          <table:table-cell office:value-type="string">
            <text:p>54.7*</text:p>
          </table:table-cell>
          <table:table-cell table:number-columns-repeated="23"/>
        </table:table-row>
        <table:table-row table:style-name="ro1">
          <table:table-cell office:value-type="string">
            <text:p>Be</text:p>
          </table:table-cell>
          <table:table-cell office:value-type="string">
            <text:p>111.5*</text:p>
          </table:table-cell>
          <table:table-cell table:number-columns-repeated="23"/>
        </table:table-row>
        <table:table-row table:style-name="ro1">
          <table:table-cell office:value-type="string">
            <text:p>B</text:p>
          </table:table-cell>
          <table:table-cell office:value-type="string">
            <text:p>188*</text:p>
          </table:table-cell>
          <table:table-cell table:number-columns-repeated="23"/>
        </table:table-row>
        <table:table-row table:style-name="ro1">
          <table:table-cell office:value-type="string">
            <text:p>C</text:p>
          </table:table-cell>
          <table:table-cell office:value-type="string">
            <text:p>284.2*</text:p>
          </table:table-cell>
          <table:table-cell table:number-columns-repeated="23"/>
        </table:table-row>
        <table:table-row table:style-name="ro1">
          <table:table-cell office:value-type="string">
            <text:p>N</text:p>
          </table:table-cell>
          <table:table-cell office:value-type="string">
            <text:p>409.9*</text:p>
          </table:table-cell>
          <table:table-cell office:value-type="string">
            <text:p>37.3*</text:p>
          </table:table-cell>
          <table:table-cell table:number-columns-repeated="22"/>
        </table:table-row>
        <table:table-row table:style-name="ro1">
          <table:table-cell office:value-type="string">
            <text:p>O</text:p>
          </table:table-cell>
          <table:table-cell office:value-type="string">
            <text:p>543.1*</text:p>
          </table:table-cell>
          <table:table-cell office:value-type="string">
            <text:p>41.6*</text:p>
          </table:table-cell>
          <table:table-cell table:number-columns-repeated="22"/>
        </table:table-row>
        <table:table-row table:style-name="ro1">
          <table:table-cell office:value-type="string">
            <text:p>F</text:p>
          </table:table-cell>
          <table:table-cell office:value-type="string">
            <text:p>696.7*</text:p>
          </table:table-cell>
          <table:table-cell table:number-columns-repeated="23"/>
        </table:table-row>
        <table:table-row table:style-name="ro1">
          <table:table-cell office:value-type="string">
            <text:p>Ne</text:p>
          </table:table-cell>
          <table:table-cell office:value-type="string">
            <text:p>870.2*</text:p>
          </table:table-cell>
          <table:table-cell office:value-type="string">
            <text:p>48.5*</text:p>
          </table:table-cell>
          <table:table-cell office:value-type="string">
            <text:p>21.7*</text:p>
          </table:table-cell>
          <table:table-cell office:value-type="string">
            <text:p>21.6*</text:p>
          </table:table-cell>
          <table:table-cell table:number-columns-repeated="20"/>
        </table:table-row>
        <table:table-row table:style-name="ro1">
          <table:table-cell office:value-type="string">
            <text:p>Na</text:p>
          </table:table-cell>
          <table:table-cell office:value-type="string">
            <text:p>1070.8†</text:p>
          </table:table-cell>
          <table:table-cell office:value-type="string">
            <text:p>63.5†</text:p>
          </table:table-cell>
          <table:table-cell office:value-type="string">
            <text:p>30.65</text:p>
          </table:table-cell>
          <table:table-cell office:value-type="string">
            <text:p>30.81</text:p>
          </table:table-cell>
          <table:table-cell table:number-columns-repeated="20"/>
        </table:table-row>
        <table:table-row table:style-name="ro1">
          <table:table-cell office:value-type="string">
            <text:p>Mg</text:p>
          </table:table-cell>
          <table:table-cell office:value-type="string">
            <text:p>1303.0†</text:p>
          </table:table-cell>
          <table:table-cell office:value-type="string">
            <text:p>88.7</text:p>
          </table:table-cell>
          <table:table-cell office:value-type="string">
            <text:p>49.78</text:p>
          </table:table-cell>
          <table:table-cell office:value-type="string">
            <text:p>49.50</text:p>
          </table:table-cell>
          <table:table-cell table:number-columns-repeated="20"/>
        </table:table-row>
        <table:table-row table:style-name="ro1">
          <table:table-cell office:value-type="string">
            <text:p>Al</text:p>
          </table:table-cell>
          <table:table-cell office:value-type="string">
            <text:p>1559.6</text:p>
          </table:table-cell>
          <table:table-cell office:value-type="string">
            <text:p>117.8</text:p>
          </table:table-cell>
          <table:table-cell office:value-type="string">
            <text:p>72.95</text:p>
          </table:table-cell>
          <table:table-cell office:value-type="string">
            <text:p>72.55</text:p>
          </table:table-cell>
          <table:table-cell table:number-columns-repeated="20"/>
        </table:table-row>
        <table:table-row table:style-name="ro1">
          <table:table-cell office:value-type="string">
            <text:p>Si</text:p>
          </table:table-cell>
          <table:table-cell office:value-type="float" office:value="1839">
            <text:p>1839</text:p>
          </table:table-cell>
          <table:table-cell office:value-type="string">
            <text:p>149.7*b</text:p>
          </table:table-cell>
          <table:table-cell office:value-type="string">
            <text:p>99.82</text:p>
          </table:table-cell>
          <table:table-cell office:value-type="string">
            <text:p>99.42</text:p>
          </table:table-cell>
          <table:table-cell table:number-columns-repeated="20"/>
        </table:table-row>
        <table:table-row table:style-name="ro1">
          <table:table-cell office:value-type="string">
            <text:p>P</text:p>
          </table:table-cell>
          <table:table-cell office:value-type="string">
            <text:p>2145.5</text:p>
          </table:table-cell>
          <table:table-cell office:value-type="string">
            <text:p>189*</text:p>
          </table:table-cell>
          <table:table-cell office:value-type="string">
            <text:p>136*</text:p>
          </table:table-cell>
          <table:table-cell office:value-type="string">
            <text:p>135*</text:p>
          </table:table-cell>
          <table:table-cell table:number-columns-repeated="20"/>
        </table:table-row>
        <table:table-row table:style-name="ro1">
          <table:table-cell office:value-type="string">
            <text:p>S</text:p>
          </table:table-cell>
          <table:table-cell office:value-type="float" office:value="2472">
            <text:p>2472</text:p>
          </table:table-cell>
          <table:table-cell office:value-type="string">
            <text:p>230.9</text:p>
          </table:table-cell>
          <table:table-cell office:value-type="string">
            <text:p>163.6*</text:p>
          </table:table-cell>
          <table:table-cell office:value-type="string">
            <text:p>162.5*</text:p>
          </table:table-cell>
          <table:table-cell table:number-columns-repeated="20"/>
        </table:table-row>
        <table:table-row table:style-name="ro1">
          <table:table-cell office:value-type="string">
            <text:p>Cl</text:p>
          </table:table-cell>
          <table:table-cell office:value-type="string">
            <text:p>2822.4</text:p>
          </table:table-cell>
          <table:table-cell office:value-type="string">
            <text:p>270*</text:p>
          </table:table-cell>
          <table:table-cell office:value-type="string">
            <text:p>202*</text:p>
          </table:table-cell>
          <table:table-cell office:value-type="string">
            <text:p>200*</text:p>
          </table:table-cell>
          <table:table-cell table:number-columns-repeated="20"/>
        </table:table-row>
        <table:table-row table:style-name="ro1">
          <table:table-cell office:value-type="string">
            <text:p>Ar</text:p>
          </table:table-cell>
          <table:table-cell office:value-type="string">
            <text:p>3205.9*</text:p>
          </table:table-cell>
          <table:table-cell office:value-type="string">
            <text:p>326.3*</text:p>
          </table:table-cell>
          <table:table-cell office:value-type="string">
            <text:p>250.6†</text:p>
          </table:table-cell>
          <table:table-cell office:value-type="string">
            <text:p>248.4*</text:p>
          </table:table-cell>
          <table:table-cell office:value-type="string">
            <text:p>29.3*</text:p>
          </table:table-cell>
          <table:table-cell office:value-type="string">
            <text:p>15.9*</text:p>
          </table:table-cell>
          <table:table-cell office:value-type="string">
            <text:p>15.7*</text:p>
          </table:table-cell>
          <table:table-cell table:number-columns-repeated="17"/>
        </table:table-row>
        <table:table-row table:style-name="ro1">
          <table:table-cell office:value-type="string">
            <text:p>K</text:p>
          </table:table-cell>
          <table:table-cell office:value-type="string">
            <text:p>3608.4*</text:p>
          </table:table-cell>
          <table:table-cell office:value-type="string">
            <text:p>378.6*</text:p>
          </table:table-cell>
          <table:table-cell office:value-type="string">
            <text:p>297.3*</text:p>
          </table:table-cell>
          <table:table-cell office:value-type="string">
            <text:p>294.6*</text:p>
          </table:table-cell>
          <table:table-cell office:value-type="string">
            <text:p>34.8*</text:p>
          </table:table-cell>
          <table:table-cell table:number-columns-repeated="2" office:value-type="string">
            <text:p>18.3*</text:p>
          </table:table-cell>
          <table:table-cell table:number-columns-repeated="17"/>
        </table:table-row>
        <table:table-row table:style-name="ro1">
          <table:table-cell office:value-type="string">
            <text:p>Ca</text:p>
          </table:table-cell>
          <table:table-cell office:value-type="string">
            <text:p>4038.5*</text:p>
          </table:table-cell>
          <table:table-cell office:value-type="string">
            <text:p>438.4†</text:p>
          </table:table-cell>
          <table:table-cell office:value-type="string">
            <text:p>349.7†</text:p>
          </table:table-cell>
          <table:table-cell office:value-type="string">
            <text:p>346.2†</text:p>
          </table:table-cell>
          <table:table-cell office:value-type="string">
            <text:p>44.3</text:p>
          </table:table-cell>
          <table:table-cell office:value-type="string">
            <text:p>†</text:p>
          </table:table-cell>
          <table:table-cell table:number-columns-repeated="2" office:value-type="string">
            <text:p>25.4†</text:p>
          </table:table-cell>
          <table:table-cell table:number-columns-repeated="16"/>
        </table:table-row>
        <table:table-row table:style-name="ro1">
          <table:table-cell office:value-type="string">
            <text:p>Sc</text:p>
          </table:table-cell>
          <table:table-cell office:value-type="float" office:value="4492">
            <text:p>4492</text:p>
          </table:table-cell>
          <table:table-cell office:value-type="string">
            <text:p>498.0*</text:p>
          </table:table-cell>
          <table:table-cell office:value-type="string">
            <text:p>403.6*</text:p>
          </table:table-cell>
          <table:table-cell office:value-type="string">
            <text:p>398.7*</text:p>
          </table:table-cell>
          <table:table-cell office:value-type="string">
            <text:p>51.1*</text:p>
          </table:table-cell>
          <table:table-cell table:number-columns-repeated="2" office:value-type="string">
            <text:p>28.3*</text:p>
          </table:table-cell>
          <table:table-cell table:number-columns-repeated="17"/>
        </table:table-row>
        <table:table-row table:style-name="ro1">
          <table:table-cell office:value-type="string">
            <text:p>Ti</text:p>
          </table:table-cell>
          <table:table-cell office:value-type="float" office:value="4966">
            <text:p>4966</text:p>
          </table:table-cell>
          <table:table-cell office:value-type="string">
            <text:p>560.9†</text:p>
          </table:table-cell>
          <table:table-cell office:value-type="string">
            <text:p>460.2†</text:p>
          </table:table-cell>
          <table:table-cell office:value-type="string">
            <text:p>453.8†</text:p>
          </table:table-cell>
          <table:table-cell office:value-type="string">
            <text:p>58.7†</text:p>
          </table:table-cell>
          <table:table-cell table:number-columns-repeated="2" office:value-type="string">
            <text:p>32.6†</text:p>
          </table:table-cell>
          <table:table-cell table:number-columns-repeated="17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/>
          </table:table-cell>
          <table:table-cell table:number-columns-repeated="24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V</text:p>
          </table:table-cell>
          <table:table-cell office:value-type="float" office:value="5465">
            <text:p>5465</text:p>
          </table:table-cell>
          <table:table-cell table:number-columns-repeated="2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Cr</text:p>
          </table:table-cell>
          <table:table-cell office:value-type="float" office:value="5989">
            <text:p>5989</text:p>
          </table:table-cell>
          <table:table-cell table:number-columns-repeated="2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Mn</text:p>
          </table:table-cell>
          <table:table-cell office:value-type="float" office:value="6539">
            <text:p>6539</text:p>
          </table:table-cell>
          <table:table-cell table:number-columns-repeated="2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Fe</text:p>
          </table:table-cell>
          <table:table-cell office:value-type="float" office:value="7112">
            <text:p>7112</text:p>
          </table:table-cell>
          <table:table-cell table:number-columns-repeated="2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o</text:p>
          </table:table-cell>
          <table:table-cell office:value-type="float" office:value="7709">
            <text:p>7709</text:p>
          </table:table-cell>
          <table:table-cell table:number-columns-repeated="2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Ni</text:p>
          </table:table-cell>
          <table:table-cell office:value-type="float" office:value="8333">
            <text:p>8333</text:p>
          </table:table-cell>
          <table:table-cell table:number-columns-repeated="2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Cu</text:p>
          </table:table-cell>
          <table:table-cell office:value-type="float" office:value="8979">
            <text:p>8979</text:p>
          </table:table-cell>
          <table:table-cell table:number-columns-repeated="2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Zn</text:p>
          </table:table-cell>
          <table:table-cell office:value-type="float" office:value="9659">
            <text:p>9659</text:p>
          </table:table-cell>
          <table:table-cell table:number-columns-repeated="22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Ga</text:p>
          </table:table-cell>
          <table:table-cell office:value-type="float" office:value="10367">
            <text:p>10367</text:p>
          </table:table-cell>
          <table:table-cell table:number-columns-repeated="2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Ge</text:p>
          </table:table-cell>
          <table:table-cell office:value-type="float" office:value="11103">
            <text:p>11103</text:p>
          </table:table-cell>
          <table:table-cell table:number-columns-repeated="22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As</text:p>
          </table:table-cell>
          <table:table-cell office:value-type="float" office:value="11867">
            <text:p>11867</text:p>
          </table:table-cell>
          <table:table-cell table:number-columns-repeated="2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Se</text:p>
          </table:table-cell>
          <table:table-cell office:value-type="float" office:value="12658">
            <text:p>12658</text:p>
          </table:table-cell>
          <table:table-cell table:number-columns-repeated="22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Br</text:p>
          </table:table-cell>
          <table:table-cell office:value-type="float" office:value="13474">
            <text:p>13474</text:p>
          </table:table-cell>
          <table:table-cell table:number-columns-repeated="22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Kr</text:p>
          </table:table-cell>
          <table:table-cell office:value-type="float" office:value="14326">
            <text:p>14326</text:p>
          </table:table-cell>
          <table:table-cell table:number-columns-repeated="2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Rb</text:p>
          </table:table-cell>
          <table:table-cell office:value-type="float" office:value="15200">
            <text:p>15200</text:p>
          </table:table-cell>
          <table:table-cell table:number-columns-repeated="22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Sr</text:p>
          </table:table-cell>
          <table:table-cell office:value-type="float" office:value="16105">
            <text:p>16105</text:p>
          </table:table-cell>
          <table:table-cell table:number-columns-repeated="22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Y</text:p>
          </table:table-cell>
          <table:table-cell office:value-type="float" office:value="17038">
            <text:p>17038</text:p>
          </table:table-cell>
          <table:table-cell table:number-columns-repeated="22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Zr</text:p>
          </table:table-cell>
          <table:table-cell office:value-type="float" office:value="17998">
            <text:p>17998</text:p>
          </table:table-cell>
          <table:table-cell table:number-columns-repeated="22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Nb</text:p>
          </table:table-cell>
          <table:table-cell office:value-type="float" office:value="18986">
            <text:p>18986</text:p>
          </table:table-cell>
          <table:table-cell table:number-columns-repeated="22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Mo</text:p>
          </table:table-cell>
          <table:table-cell office:value-type="float" office:value="20000">
            <text:p>20000</text:p>
          </table:table-cell>
          <table:table-cell table:number-columns-repeated="22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Tc</text:p>
          </table:table-cell>
          <table:table-cell office:value-type="float" office:value="21044">
            <text:p>21044</text:p>
          </table:table-cell>
          <table:table-cell table:number-columns-repeated="22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Ru</text:p>
          </table:table-cell>
          <table:table-cell office:value-type="float" office:value="22117">
            <text:p>22117</text:p>
          </table:table-cell>
          <table:table-cell table:number-columns-repeated="22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Rh</text:p>
          </table:table-cell>
          <table:table-cell office:value-type="float" office:value="23220">
            <text:p>23220</text:p>
          </table:table-cell>
          <table:table-cell table:number-columns-repeated="22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Pd</text:p>
          </table:table-cell>
          <table:table-cell office:value-type="float" office:value="24350">
            <text:p>24350</text:p>
          </table:table-cell>
          <table:table-cell table:number-columns-repeated="22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Ag</text:p>
          </table:table-cell>
          <table:table-cell office:value-type="float" office:value="25514">
            <text:p>25514</text:p>
          </table:table-cell>
          <table:table-cell table:number-columns-repeated="22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626.7†</text:p>
          </table:table-cell>
          <table:table-cell office:value-type="string">
            <text:p>519.8†</text:p>
          </table:table-cell>
          <table:table-cell office:value-type="string">
            <text:p>512.1†</text:p>
          </table:table-cell>
          <table:table-cell office:value-type="string">
            <text:p>66.3†</text:p>
          </table:table-cell>
          <table:table-cell table:number-columns-repeated="2" office:value-type="string">
            <text:p>37.2†</text:p>
          </table:table-cell>
          <table:table-cell table:number-columns-repeated="19"/>
        </table:table-row>
        <table:table-row table:style-name="ro1">
          <table:table-cell office:value-type="string">
            <text:p>696.0†</text:p>
          </table:table-cell>
          <table:table-cell office:value-type="string">
            <text:p>583.8†</text:p>
          </table:table-cell>
          <table:table-cell office:value-type="string">
            <text:p>574.1†</text:p>
          </table:table-cell>
          <table:table-cell office:value-type="string">
            <text:p>74.1†</text:p>
          </table:table-cell>
          <table:table-cell table:number-columns-repeated="2" office:value-type="string">
            <text:p>42.2†</text:p>
          </table:table-cell>
          <table:table-cell table:number-columns-repeated="19"/>
        </table:table-row>
        <table:table-row table:style-name="ro1">
          <table:table-cell office:value-type="string">
            <text:p>769.1†</text:p>
          </table:table-cell>
          <table:table-cell office:value-type="string">
            <text:p>649.9†</text:p>
          </table:table-cell>
          <table:table-cell office:value-type="string">
            <text:p>638.7†</text:p>
          </table:table-cell>
          <table:table-cell office:value-type="string">
            <text:p>82.3†</text:p>
          </table:table-cell>
          <table:table-cell table:number-columns-repeated="2" office:value-type="string">
            <text:p>47.2†</text:p>
          </table:table-cell>
          <table:table-cell table:number-columns-repeated="19"/>
        </table:table-row>
        <table:table-row table:style-name="ro1">
          <table:table-cell office:value-type="string">
            <text:p>844.6†</text:p>
          </table:table-cell>
          <table:table-cell office:value-type="string">
            <text:p>719.9†</text:p>
          </table:table-cell>
          <table:table-cell office:value-type="string">
            <text:p>706.8†</text:p>
          </table:table-cell>
          <table:table-cell office:value-type="string">
            <text:p>91.3†</text:p>
          </table:table-cell>
          <table:table-cell table:number-columns-repeated="2" office:value-type="string">
            <text:p>52.7†</text:p>
          </table:table-cell>
          <table:table-cell table:number-columns-repeated="19"/>
        </table:table-row>
        <table:table-row table:style-name="ro1">
          <table:table-cell office:value-type="string">
            <text:p>925.1†</text:p>
          </table:table-cell>
          <table:table-cell office:value-type="string">
            <text:p>793.2†</text:p>
          </table:table-cell>
          <table:table-cell office:value-type="string">
            <text:p>778.1†</text:p>
          </table:table-cell>
          <table:table-cell office:value-type="string">
            <text:p>101.0†</text:p>
          </table:table-cell>
          <table:table-cell office:value-type="string">
            <text:p>58.9†</text:p>
          </table:table-cell>
          <table:table-cell office:value-type="string">
            <text:p>59.9†</text:p>
          </table:table-cell>
          <table:table-cell table:number-columns-repeated="19"/>
        </table:table-row>
        <table:table-row table:style-name="ro1">
          <table:table-cell office:value-type="string">
            <text:p>1008.6†</text:p>
          </table:table-cell>
          <table:table-cell office:value-type="string">
            <text:p>870.0†</text:p>
          </table:table-cell>
          <table:table-cell office:value-type="string">
            <text:p>852.7†</text:p>
          </table:table-cell>
          <table:table-cell office:value-type="string">
            <text:p>110.8†</text:p>
          </table:table-cell>
          <table:table-cell office:value-type="string">
            <text:p>68.0†</text:p>
          </table:table-cell>
          <table:table-cell office:value-type="string">
            <text:p>66.2†</text:p>
          </table:table-cell>
          <table:table-cell table:number-columns-repeated="19"/>
        </table:table-row>
        <table:table-row table:style-name="ro1">
          <table:table-cell office:value-type="string">
            <text:p>1096.7†</text:p>
          </table:table-cell>
          <table:table-cell office:value-type="string">
            <text:p>952.3†</text:p>
          </table:table-cell>
          <table:table-cell office:value-type="string">
            <text:p>932.7</text:p>
          </table:table-cell>
          <table:table-cell office:value-type="string">
            <text:p>122.5†</text:p>
          </table:table-cell>
          <table:table-cell office:value-type="string">
            <text:p>77.3†</text:p>
          </table:table-cell>
          <table:table-cell office:value-type="string">
            <text:p>75.1†</text:p>
          </table:table-cell>
          <table:table-cell table:number-columns-repeated="19"/>
        </table:table-row>
        <table:table-row table:style-name="ro1">
          <table:table-cell office:value-type="string">
            <text:p>1196.2*</text:p>
          </table:table-cell>
          <table:table-cell office:value-type="string">
            <text:p>1044.9*</text:p>
          </table:table-cell>
          <table:table-cell office:value-type="string">
            <text:p>1021.8*</text:p>
          </table:table-cell>
          <table:table-cell office:value-type="string">
            <text:p>139.8*</text:p>
          </table:table-cell>
          <table:table-cell office:value-type="string">
            <text:p>91.4*</text:p>
          </table:table-cell>
          <table:table-cell office:value-type="string">
            <text:p>88.6*</text:p>
          </table:table-cell>
          <table:table-cell office:value-type="string">
            <text:p>10.2*</text:p>
          </table:table-cell>
          <table:table-cell office:value-type="string">
            <text:p>10.1*</text:p>
          </table:table-cell>
          <table:table-cell table:number-columns-repeated="17"/>
        </table:table-row>
        <table:table-row table:style-name="ro1">
          <table:table-cell office:value-type="string">
            <text:p>1299.0*b</text:p>
          </table:table-cell>
          <table:table-cell office:value-type="string">
            <text:p>1143.2†</text:p>
          </table:table-cell>
          <table:table-cell office:value-type="string">
            <text:p>1116.4†</text:p>
          </table:table-cell>
          <table:table-cell office:value-type="string">
            <text:p>159.5†</text:p>
          </table:table-cell>
          <table:table-cell office:value-type="string">
            <text:p>103.5†</text:p>
          </table:table-cell>
          <table:table-cell office:value-type="string">
            <text:p>100.0†</text:p>
          </table:table-cell>
          <table:table-cell table:number-columns-repeated="2" office:value-type="string">
            <text:p>18.7†</text:p>
          </table:table-cell>
          <table:table-cell table:number-columns-repeated="17"/>
        </table:table-row>
        <table:table-row table:style-name="ro1">
          <table:table-cell office:value-type="string">
            <text:p>1414.6*b</text:p>
          </table:table-cell>
          <table:table-cell office:value-type="string">
            <text:p>1248.1*b</text:p>
          </table:table-cell>
          <table:table-cell office:value-type="string">
            <text:p>1217.0*b</text:p>
          </table:table-cell>
          <table:table-cell office:value-type="string">
            <text:p>180.1*</text:p>
          </table:table-cell>
          <table:table-cell office:value-type="string">
            <text:p>124.9*</text:p>
          </table:table-cell>
          <table:table-cell office:value-type="string">
            <text:p>120.8*</text:p>
          </table:table-cell>
          <table:table-cell office:value-type="string">
            <text:p>29.8</text:p>
          </table:table-cell>
          <table:table-cell office:value-type="string">
            <text:p>29.2</text:p>
          </table:table-cell>
          <table:table-cell table:number-columns-repeated="17"/>
        </table:table-row>
        <table:table-row table:style-name="ro1">
          <table:table-cell office:value-type="string">
            <text:p>1527.0*b</text:p>
          </table:table-cell>
          <table:table-cell office:value-type="string">
            <text:p>1359.1*b</text:p>
          </table:table-cell>
          <table:table-cell office:value-type="string">
            <text:p>1323.6*b</text:p>
          </table:table-cell>
          <table:table-cell office:value-type="string">
            <text:p>204.7*</text:p>
          </table:table-cell>
          <table:table-cell office:value-type="string">
            <text:p>146.2*</text:p>
          </table:table-cell>
          <table:table-cell office:value-type="string">
            <text:p>141.2*</text:p>
          </table:table-cell>
          <table:table-cell table:number-columns-repeated="2" office:value-type="string">
            <text:p>41.7*</text:p>
          </table:table-cell>
          <table:table-cell table:number-columns-repeated="17"/>
        </table:table-row>
        <table:table-row table:style-name="ro1">
          <table:table-cell office:value-type="string">
            <text:p>1652.0*b</text:p>
          </table:table-cell>
          <table:table-cell office:value-type="string">
            <text:p>1474.3*b</text:p>
          </table:table-cell>
          <table:table-cell office:value-type="string">
            <text:p>1433.9*b</text:p>
          </table:table-cell>
          <table:table-cell office:value-type="string">
            <text:p>229.6*</text:p>
          </table:table-cell>
          <table:table-cell office:value-type="string">
            <text:p>166.5*</text:p>
          </table:table-cell>
          <table:table-cell office:value-type="string">
            <text:p>160.7*</text:p>
          </table:table-cell>
          <table:table-cell office:value-type="string">
            <text:p>55.5*</text:p>
          </table:table-cell>
          <table:table-cell office:value-type="string">
            <text:p>54.6*</text:p>
          </table:table-cell>
          <table:table-cell table:number-columns-repeated="17"/>
        </table:table-row>
        <table:table-row table:style-name="ro1">
          <table:table-cell office:value-type="string">
            <text:p>1782*</text:p>
          </table:table-cell>
          <table:table-cell office:value-type="string">
            <text:p>1596*</text:p>
          </table:table-cell>
          <table:table-cell office:value-type="string">
            <text:p>1550*</text:p>
          </table:table-cell>
          <table:table-cell office:value-type="string">
            <text:p>257*</text:p>
          </table:table-cell>
          <table:table-cell office:value-type="string">
            <text:p>189*</text:p>
          </table:table-cell>
          <table:table-cell office:value-type="string">
            <text:p>182*</text:p>
          </table:table-cell>
          <table:table-cell office:value-type="string">
            <text:p>70*</text:p>
          </table:table-cell>
          <table:table-cell office:value-type="string">
            <text:p>69*</text:p>
          </table:table-cell>
          <table:table-cell table:number-columns-repeated="17"/>
        </table:table-row>
        <table:table-row table:style-name="ro1">
          <table:table-cell office:value-type="float" office:value="1921">
            <text:p>1921</text:p>
          </table:table-cell>
          <table:table-cell office:value-type="string">
            <text:p>1730.9*</text:p>
          </table:table-cell>
          <table:table-cell office:value-type="string">
            <text:p>1678.4*</text:p>
          </table:table-cell>
          <table:table-cell office:value-type="string">
            <text:p>292.8*</text:p>
          </table:table-cell>
          <table:table-cell office:value-type="string">
            <text:p>222.2*</text:p>
          </table:table-cell>
          <table:table-cell office:value-type="string">
            <text:p>214.4</text:p>
          </table:table-cell>
          <table:table-cell office:value-type="string">
            <text:p>95.0*</text:p>
          </table:table-cell>
          <table:table-cell office:value-type="string">
            <text:p>93.8*</text:p>
          </table:table-cell>
          <table:table-cell office:value-type="string">
            <text:p>27.5*</text:p>
          </table:table-cell>
          <table:table-cell table:number-columns-repeated="2" office:value-type="string">
            <text:p>14.1*</text:p>
          </table:table-cell>
          <table:table-cell table:number-columns-repeated="14"/>
        </table:table-row>
        <table:table-row table:style-name="ro1">
          <table:table-cell office:value-type="float" office:value="2065">
            <text:p>2065</text:p>
          </table:table-cell>
          <table:table-cell office:value-type="float" office:value="1864">
            <text:p>1864</text:p>
          </table:table-cell>
          <table:table-cell office:value-type="float" office:value="1804">
            <text:p>1804</text:p>
          </table:table-cell>
          <table:table-cell office:value-type="string">
            <text:p>326.7*</text:p>
          </table:table-cell>
          <table:table-cell office:value-type="string">
            <text:p>248.7*</text:p>
          </table:table-cell>
          <table:table-cell office:value-type="string">
            <text:p>239.1*</text:p>
          </table:table-cell>
          <table:table-cell office:value-type="string">
            <text:p>113.0*</text:p>
          </table:table-cell>
          <table:table-cell office:value-type="string">
            <text:p>112*</text:p>
          </table:table-cell>
          <table:table-cell office:value-type="string">
            <text:p>30.5*</text:p>
          </table:table-cell>
          <table:table-cell office:value-type="string">
            <text:p>16.3*</text:p>
          </table:table-cell>
          <table:table-cell office:value-type="string">
            <text:p>15.3</text:p>
          </table:table-cell>
          <table:table-cell office:value-type="string">
            <text:p>*</text:p>
          </table:table-cell>
          <table:table-cell table:number-columns-repeated="13"/>
        </table:table-row>
        <table:table-row table:style-name="ro1">
          <table:table-cell office:value-type="float" office:value="2216">
            <text:p>2216</text:p>
          </table:table-cell>
          <table:table-cell office:value-type="float" office:value="2007">
            <text:p>2007</text:p>
          </table:table-cell>
          <table:table-cell office:value-type="float" office:value="1940">
            <text:p>1940</text:p>
          </table:table-cell>
          <table:table-cell office:value-type="string">
            <text:p>358.7†</text:p>
          </table:table-cell>
          <table:table-cell office:value-type="string">
            <text:p>280.3†</text:p>
          </table:table-cell>
          <table:table-cell office:value-type="string">
            <text:p>270.0†</text:p>
          </table:table-cell>
          <table:table-cell office:value-type="string">
            <text:p>136.0†</text:p>
          </table:table-cell>
          <table:table-cell office:value-type="string">
            <text:p>134.2†</text:p>
          </table:table-cell>
          <table:table-cell office:value-type="string">
            <text:p>38.9†</text:p>
          </table:table-cell>
          <table:table-cell office:value-type="string">
            <text:p>21.3</text:p>
          </table:table-cell>
          <table:table-cell office:value-type="string">
            <text:p>20.1†</text:p>
          </table:table-cell>
          <table:table-cell table:number-columns-repeated="14"/>
        </table:table-row>
        <table:table-row table:style-name="ro1">
          <table:table-cell office:value-type="float" office:value="2373">
            <text:p>2373</text:p>
          </table:table-cell>
          <table:table-cell office:value-type="float" office:value="2156">
            <text:p>2156</text:p>
          </table:table-cell>
          <table:table-cell office:value-type="float" office:value="2080">
            <text:p>2080</text:p>
          </table:table-cell>
          <table:table-cell office:value-type="string">
            <text:p>392.0*b</text:p>
          </table:table-cell>
          <table:table-cell office:value-type="string">
            <text:p>310.6*</text:p>
          </table:table-cell>
          <table:table-cell office:value-type="string">
            <text:p>298.8*</text:p>
          </table:table-cell>
          <table:table-cell office:value-type="string">
            <text:p>157.7†</text:p>
          </table:table-cell>
          <table:table-cell office:value-type="string">
            <text:p>155.8†</text:p>
          </table:table-cell>
          <table:table-cell office:value-type="string">
            <text:p>43.8*</text:p>
          </table:table-cell>
          <table:table-cell office:value-type="string">
            <text:p>24.4*</text:p>
          </table:table-cell>
          <table:table-cell office:value-type="string">
            <text:p>23.1*</text:p>
          </table:table-cell>
          <table:table-cell table:number-columns-repeated="14"/>
        </table:table-row>
        <table:table-row table:style-name="ro1">
          <table:table-cell office:value-type="float" office:value="2532">
            <text:p>2532</text:p>
          </table:table-cell>
          <table:table-cell office:value-type="float" office:value="2307">
            <text:p>2307</text:p>
          </table:table-cell>
          <table:table-cell office:value-type="float" office:value="2223">
            <text:p>2223</text:p>
          </table:table-cell>
          <table:table-cell office:value-type="string">
            <text:p>430.3†</text:p>
          </table:table-cell>
          <table:table-cell office:value-type="string">
            <text:p>343.5†</text:p>
          </table:table-cell>
          <table:table-cell office:value-type="string">
            <text:p>329.8†</text:p>
          </table:table-cell>
          <table:table-cell office:value-type="string">
            <text:p>181.1†</text:p>
          </table:table-cell>
          <table:table-cell office:value-type="string">
            <text:p>178.8†</text:p>
          </table:table-cell>
          <table:table-cell office:value-type="string">
            <text:p>50.6†</text:p>
          </table:table-cell>
          <table:table-cell office:value-type="string">
            <text:p>28.5†</text:p>
          </table:table-cell>
          <table:table-cell office:value-type="string">
            <text:p>27.1†</text:p>
          </table:table-cell>
          <table:table-cell table:number-columns-repeated="14"/>
        </table:table-row>
        <table:table-row table:style-name="ro1">
          <table:table-cell office:value-type="float" office:value="2698">
            <text:p>2698</text:p>
          </table:table-cell>
          <table:table-cell office:value-type="float" office:value="2465">
            <text:p>2465</text:p>
          </table:table-cell>
          <table:table-cell office:value-type="float" office:value="2371">
            <text:p>2371</text:p>
          </table:table-cell>
          <table:table-cell office:value-type="string">
            <text:p>466.6†</text:p>
          </table:table-cell>
          <table:table-cell office:value-type="string">
            <text:p>376.1†</text:p>
          </table:table-cell>
          <table:table-cell office:value-type="string">
            <text:p>360.6†</text:p>
          </table:table-cell>
          <table:table-cell office:value-type="string">
            <text:p>205.0†</text:p>
          </table:table-cell>
          <table:table-cell office:value-type="string">
            <text:p>202.3†</text:p>
          </table:table-cell>
          <table:table-cell office:value-type="string">
            <text:p>56.4†</text:p>
          </table:table-cell>
          <table:table-cell office:value-type="string">
            <text:p>32.6†</text:p>
          </table:table-cell>
          <table:table-cell office:value-type="string">
            <text:p>30.8†</text:p>
          </table:table-cell>
          <table:table-cell table:number-columns-repeated="14"/>
        </table:table-row>
        <table:table-row table:style-name="ro1">
          <table:table-cell office:value-type="float" office:value="2866">
            <text:p>2866</text:p>
          </table:table-cell>
          <table:table-cell office:value-type="float" office:value="2625">
            <text:p>2625</text:p>
          </table:table-cell>
          <table:table-cell office:value-type="float" office:value="2520">
            <text:p>2520</text:p>
          </table:table-cell>
          <table:table-cell office:value-type="string">
            <text:p>506.3†</text:p>
          </table:table-cell>
          <table:table-cell office:value-type="string">
            <text:p>411.6†</text:p>
          </table:table-cell>
          <table:table-cell office:value-type="string">
            <text:p>394.0†</text:p>
          </table:table-cell>
          <table:table-cell office:value-type="string">
            <text:p>231.1†</text:p>
          </table:table-cell>
          <table:table-cell office:value-type="string">
            <text:p>227.9†</text:p>
          </table:table-cell>
          <table:table-cell office:value-type="string">
            <text:p>63.2†</text:p>
          </table:table-cell>
          <table:table-cell office:value-type="string">
            <text:p>37.6†</text:p>
          </table:table-cell>
          <table:table-cell office:value-type="string">
            <text:p>35.5†</text:p>
          </table:table-cell>
          <table:table-cell table:number-columns-repeated="14"/>
        </table:table-row>
        <table:table-row table:style-name="ro1">
          <table:table-cell office:value-type="float" office:value="3043">
            <text:p>3043</text:p>
          </table:table-cell>
          <table:table-cell office:value-type="float" office:value="2793">
            <text:p>2793</text:p>
          </table:table-cell>
          <table:table-cell office:value-type="float" office:value="2677">
            <text:p>2677</text:p>
          </table:table-cell>
          <table:table-cell office:value-type="string">
            <text:p>544*</text:p>
          </table:table-cell>
          <table:table-cell office:value-type="string">
            <text:p>447.6</text:p>
          </table:table-cell>
          <table:table-cell office:value-type="string">
            <text:p>417.7</text:p>
          </table:table-cell>
          <table:table-cell office:value-type="string">
            <text:p>257.6</text:p>
          </table:table-cell>
          <table:table-cell office:value-type="string">
            <text:p>253.9*</text:p>
          </table:table-cell>
          <table:table-cell office:value-type="string">
            <text:p>69.5*</text:p>
          </table:table-cell>
          <table:table-cell office:value-type="string">
            <text:p>42.3*</text:p>
          </table:table-cell>
          <table:table-cell office:value-type="string">
            <text:p>39.9*</text:p>
          </table:table-cell>
          <table:table-cell table:number-columns-repeated="14"/>
        </table:table-row>
        <table:table-row table:style-name="ro1">
          <table:table-cell office:value-type="float" office:value="3224">
            <text:p>3224</text:p>
          </table:table-cell>
          <table:table-cell office:value-type="float" office:value="2967">
            <text:p>2967</text:p>
          </table:table-cell>
          <table:table-cell office:value-type="float" office:value="2838">
            <text:p>2838</text:p>
          </table:table-cell>
          <table:table-cell office:value-type="string">
            <text:p>586.1*</text:p>
          </table:table-cell>
          <table:table-cell office:value-type="string">
            <text:p>483.5†</text:p>
          </table:table-cell>
          <table:table-cell office:value-type="string">
            <text:p>461.4†</text:p>
          </table:table-cell>
          <table:table-cell office:value-type="string">
            <text:p>284.2†</text:p>
          </table:table-cell>
          <table:table-cell office:value-type="string">
            <text:p>280.0†</text:p>
          </table:table-cell>
          <table:table-cell office:value-type="string">
            <text:p>75.0†</text:p>
          </table:table-cell>
          <table:table-cell office:value-type="string">
            <text:p>46.3†</text:p>
          </table:table-cell>
          <table:table-cell office:value-type="string">
            <text:p>43.2†</text:p>
          </table:table-cell>
          <table:table-cell table:number-columns-repeated="14"/>
        </table:table-row>
        <table:table-row table:style-name="ro1">
          <table:table-cell office:value-type="float" office:value="3412">
            <text:p>3412</text:p>
          </table:table-cell>
          <table:table-cell office:value-type="float" office:value="3146">
            <text:p>3146</text:p>
          </table:table-cell>
          <table:table-cell office:value-type="float" office:value="3004">
            <text:p>3004</text:p>
          </table:table-cell>
          <table:table-cell office:value-type="string">
            <text:p>628.1†</text:p>
          </table:table-cell>
          <table:table-cell office:value-type="string">
            <text:p>521.3†</text:p>
          </table:table-cell>
          <table:table-cell office:value-type="string">
            <text:p>496.5†</text:p>
          </table:table-cell>
          <table:table-cell office:value-type="string">
            <text:p>311.9†</text:p>
          </table:table-cell>
          <table:table-cell office:value-type="string">
            <text:p>307.2†</text:p>
          </table:table-cell>
          <table:table-cell office:value-type="string">
            <text:p>81.4*b</text:p>
          </table:table-cell>
          <table:table-cell office:value-type="string">
            <text:p>50.5†</text:p>
          </table:table-cell>
          <table:table-cell office:value-type="string">
            <text:p>47.3†</text:p>
          </table:table-cell>
          <table:table-cell table:number-columns-repeated="14"/>
        </table:table-row>
        <table:table-row table:style-name="ro1">
          <table:table-cell office:value-type="float" office:value="3604">
            <text:p>3604</text:p>
          </table:table-cell>
          <table:table-cell office:value-type="float" office:value="3330">
            <text:p>3330</text:p>
          </table:table-cell>
          <table:table-cell office:value-type="float" office:value="3173">
            <text:p>3173</text:p>
          </table:table-cell>
          <table:table-cell office:value-type="string">
            <text:p>671.6†</text:p>
          </table:table-cell>
          <table:table-cell office:value-type="string">
            <text:p>559.9†</text:p>
          </table:table-cell>
          <table:table-cell office:value-type="string">
            <text:p>532.3†</text:p>
          </table:table-cell>
          <table:table-cell office:value-type="string">
            <text:p>340.5†</text:p>
          </table:table-cell>
          <table:table-cell office:value-type="string">
            <text:p>335.2†</text:p>
          </table:table-cell>
          <table:table-cell office:value-type="string">
            <text:p>87.1*b</text:p>
          </table:table-cell>
          <table:table-cell office:value-type="string">
            <text:p>55.7†a</text:p>
          </table:table-cell>
          <table:table-cell office:value-type="string">
            <text:p>50.9†</text:p>
          </table:table-cell>
          <table:table-cell table:number-columns-repeated="14"/>
        </table:table-row>
        <table:table-row table:style-name="ro1">
          <table:table-cell office:value-type="float" office:value="3806">
            <text:p>3806</text:p>
          </table:table-cell>
          <table:table-cell office:value-type="float" office:value="3524">
            <text:p>3524</text:p>
          </table:table-cell>
          <table:table-cell office:value-type="float" office:value="3351">
            <text:p>3351</text:p>
          </table:table-cell>
          <table:table-cell office:value-type="string">
            <text:p>719.0†</text:p>
          </table:table-cell>
          <table:table-cell office:value-type="string">
            <text:p>603.8†</text:p>
          </table:table-cell>
          <table:table-cell office:value-type="string">
            <text:p>573.0†</text:p>
          </table:table-cell>
          <table:table-cell office:value-type="string">
            <text:p>374.0†</text:p>
          </table:table-cell>
          <table:table-cell office:value-type="string">
            <text:p>368.3</text:p>
          </table:table-cell>
          <table:table-cell office:value-type="string">
            <text:p>97.0†</text:p>
          </table:table-cell>
          <table:table-cell office:value-type="string">
            <text:p>63.7†</text:p>
          </table:table-cell>
          <table:table-cell office:value-type="string">
            <text:p>58.3†</text:p>
          </table:table-cell>
          <table:table-cell table:number-columns-repeated="14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/>
          </table:table-cell>
          <table:table-cell table:number-columns-repeated="24"/>
        </table:table-row>
        <table:table-row table:style-name="ro1">
          <table:table-cell office:value-type="string">
            <text:p>Table</text:p>
          </table:table-cell>
          <table:table-cell office:value-type="string">
            <text:p>1-1.</text:p>
          </table:table-cell>
          <table:table-cell office:value-type="string">
            <text:p>Electron</text:p>
          </table:table-cell>
          <table:table-cell office:value-type="string">
            <text:p>binding</text:p>
          </table:table-cell>
          <table:table-cell office:value-type="string">
            <text:p>energies</text:p>
          </table:table-cell>
          <table:table-cell office:value-type="string">
            <text:p>(continued).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Element</text:p>
          </table:table-cell>
          <table:table-cell office:value-type="string">
            <text:p>K</text:p>
          </table:table-cell>
          <table:table-cell office:value-type="string">
            <text:p>1s</text:p>
          </table:table-cell>
          <table:table-cell office:value-type="string">
            <text:p>L1</text:p>
          </table:table-cell>
          <table:table-cell office:value-type="string">
            <text:p>2s</text:p>
          </table:table-cell>
          <table:table-cell office:value-type="string">
            <text:p>L2</text:p>
          </table:table-cell>
          <table:table-cell office:value-type="string">
            <text:p>2p1/2</text:p>
          </table:table-cell>
          <table:table-cell office:value-type="string">
            <text:p>L3</text:p>
          </table:table-cell>
          <table:table-cell office:value-type="string">
            <text:p>2p3/2</text:p>
          </table:table-cell>
          <table:table-cell office:value-type="string">
            <text:p>M1</text:p>
          </table:table-cell>
          <table:table-cell office:value-type="string">
            <text:p>3s</text:p>
          </table:table-cell>
          <table:table-cell office:value-type="string">
            <text:p>M2</text:p>
          </table:table-cell>
          <table:table-cell office:value-type="string">
            <text:p>3p1/2</text:p>
          </table:table-cell>
          <table:table-cell office:value-type="string">
            <text:p>M3</text:p>
          </table:table-cell>
          <table:table-cell office:value-type="string">
            <text:p>3p3/2</text:p>
          </table:table-cell>
          <table:table-cell office:value-type="string">
            <text:p>M4</text:p>
          </table:table-cell>
          <table:table-cell office:value-type="string">
            <text:p>3d3/2</text:p>
          </table:table-cell>
          <table:table-cell office:value-type="string">
            <text:p>M5</text:p>
          </table:table-cell>
          <table:table-cell office:value-type="string">
            <text:p>3d5/2</text:p>
          </table:table-cell>
          <table:table-cell office:value-type="string">
            <text:p>N1</text:p>
          </table:table-cell>
          <table:table-cell office:value-type="string">
            <text:p>4s</text:p>
          </table:table-cell>
          <table:table-cell office:value-type="string">
            <text:p>N2</text:p>
          </table:table-cell>
          <table:table-cell office:value-type="string">
            <text:p>4p1/2</text:p>
          </table:table-cell>
          <table:table-cell office:value-type="string">
            <text:p>N3</text:p>
          </table:table-cell>
          <table:table-cell office:value-type="string">
            <text:p>4p3/2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Cd</text:p>
          </table:table-cell>
          <table:table-cell office:value-type="float" office:value="26711">
            <text:p>26711</text:p>
          </table:table-cell>
          <table:table-cell office:value-type="float" office:value="4018">
            <text:p>4018</text:p>
          </table:table-cell>
          <table:table-cell office:value-type="float" office:value="3727">
            <text:p>3727</text:p>
          </table:table-cell>
          <table:table-cell office:value-type="float" office:value="3538">
            <text:p>3538</text:p>
          </table:table-cell>
          <table:table-cell office:value-type="string">
            <text:p>772.0†</text:p>
          </table:table-cell>
          <table:table-cell office:value-type="string">
            <text:p>652.6†</text:p>
          </table:table-cell>
          <table:table-cell office:value-type="string">
            <text:p>618.4†</text:p>
          </table:table-cell>
          <table:table-cell office:value-type="string">
            <text:p>411.9†</text:p>
          </table:table-cell>
          <table:table-cell office:value-type="string">
            <text:p>405.2†</text:p>
          </table:table-cell>
          <table:table-cell office:value-type="string">
            <text:p>109.8†</text:p>
          </table:table-cell>
          <table:table-cell table:number-columns-repeated="2" office:value-type="string">
            <text:p>63.9†a</text:p>
          </table:table-cell>
          <table:table-cell table:number-columns-repeated="11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In</text:p>
          </table:table-cell>
          <table:table-cell office:value-type="float" office:value="27940">
            <text:p>27940</text:p>
          </table:table-cell>
          <table:table-cell office:value-type="float" office:value="4238">
            <text:p>4238</text:p>
          </table:table-cell>
          <table:table-cell office:value-type="float" office:value="3938">
            <text:p>3938</text:p>
          </table:table-cell>
          <table:table-cell office:value-type="float" office:value="3730">
            <text:p>3730</text:p>
          </table:table-cell>
          <table:table-cell office:value-type="string">
            <text:p>827.2†</text:p>
          </table:table-cell>
          <table:table-cell office:value-type="string">
            <text:p>703.2†</text:p>
          </table:table-cell>
          <table:table-cell office:value-type="string">
            <text:p>665.3†</text:p>
          </table:table-cell>
          <table:table-cell office:value-type="string">
            <text:p>451.4†</text:p>
          </table:table-cell>
          <table:table-cell office:value-type="string">
            <text:p>443.9†</text:p>
          </table:table-cell>
          <table:table-cell office:value-type="string">
            <text:p>122.9†</text:p>
          </table:table-cell>
          <table:table-cell table:number-columns-repeated="2" office:value-type="string">
            <text:p>73.5†a</text:p>
          </table:table-cell>
          <table:table-cell table:number-columns-repeated="11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Sn</text:p>
          </table:table-cell>
          <table:table-cell office:value-type="float" office:value="29200">
            <text:p>29200</text:p>
          </table:table-cell>
          <table:table-cell office:value-type="float" office:value="4465">
            <text:p>4465</text:p>
          </table:table-cell>
          <table:table-cell office:value-type="float" office:value="4156">
            <text:p>4156</text:p>
          </table:table-cell>
          <table:table-cell office:value-type="float" office:value="3929">
            <text:p>3929</text:p>
          </table:table-cell>
          <table:table-cell office:value-type="string">
            <text:p>884.7†</text:p>
          </table:table-cell>
          <table:table-cell office:value-type="string">
            <text:p>756.5†</text:p>
          </table:table-cell>
          <table:table-cell office:value-type="string">
            <text:p>714.6†</text:p>
          </table:table-cell>
          <table:table-cell office:value-type="string">
            <text:p>493.2†</text:p>
          </table:table-cell>
          <table:table-cell office:value-type="string">
            <text:p>484.9†</text:p>
          </table:table-cell>
          <table:table-cell office:value-type="string">
            <text:p>137.1†</text:p>
          </table:table-cell>
          <table:table-cell table:number-columns-repeated="2" office:value-type="string">
            <text:p>83.6†a</text:p>
          </table:table-cell>
          <table:table-cell table:number-columns-repeated="11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b</text:p>
          </table:table-cell>
          <table:table-cell office:value-type="float" office:value="30491">
            <text:p>30491</text:p>
          </table:table-cell>
          <table:table-cell office:value-type="float" office:value="4698">
            <text:p>4698</text:p>
          </table:table-cell>
          <table:table-cell office:value-type="float" office:value="4380">
            <text:p>4380</text:p>
          </table:table-cell>
          <table:table-cell office:value-type="float" office:value="4132">
            <text:p>4132</text:p>
          </table:table-cell>
          <table:table-cell office:value-type="string">
            <text:p>946†</text:p>
          </table:table-cell>
          <table:table-cell office:value-type="string">
            <text:p>812.7†</text:p>
          </table:table-cell>
          <table:table-cell office:value-type="string">
            <text:p>766.4†</text:p>
          </table:table-cell>
          <table:table-cell office:value-type="string">
            <text:p>537.5†</text:p>
          </table:table-cell>
          <table:table-cell office:value-type="string">
            <text:p>528.2†</text:p>
          </table:table-cell>
          <table:table-cell office:value-type="string">
            <text:p>153.2†</text:p>
          </table:table-cell>
          <table:table-cell table:number-columns-repeated="2" office:value-type="string">
            <text:p>95.6†a</text:p>
          </table:table-cell>
          <table:table-cell table:number-columns-repeated="11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Te</text:p>
          </table:table-cell>
          <table:table-cell office:value-type="float" office:value="31814">
            <text:p>31814</text:p>
          </table:table-cell>
          <table:table-cell office:value-type="float" office:value="4939">
            <text:p>4939</text:p>
          </table:table-cell>
          <table:table-cell office:value-type="float" office:value="4612">
            <text:p>4612</text:p>
          </table:table-cell>
          <table:table-cell office:value-type="float" office:value="4341">
            <text:p>4341</text:p>
          </table:table-cell>
          <table:table-cell office:value-type="string">
            <text:p>1006†</text:p>
          </table:table-cell>
          <table:table-cell office:value-type="string">
            <text:p>870.8†</text:p>
          </table:table-cell>
          <table:table-cell office:value-type="string">
            <text:p>820.0†</text:p>
          </table:table-cell>
          <table:table-cell office:value-type="string">
            <text:p>583.4†</text:p>
          </table:table-cell>
          <table:table-cell office:value-type="string">
            <text:p>573.0†</text:p>
          </table:table-cell>
          <table:table-cell office:value-type="string">
            <text:p>169.4†</text:p>
          </table:table-cell>
          <table:table-cell table:number-columns-repeated="2" office:value-type="string">
            <text:p>103.3†a</text:p>
          </table:table-cell>
          <table:table-cell table:number-columns-repeated="11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I</text:p>
          </table:table-cell>
          <table:table-cell office:value-type="float" office:value="33169">
            <text:p>33169</text:p>
          </table:table-cell>
          <table:table-cell office:value-type="float" office:value="5188">
            <text:p>5188</text:p>
          </table:table-cell>
          <table:table-cell office:value-type="float" office:value="4852">
            <text:p>4852</text:p>
          </table:table-cell>
          <table:table-cell office:value-type="float" office:value="4557">
            <text:p>4557</text:p>
          </table:table-cell>
          <table:table-cell office:value-type="string">
            <text:p>1072*</text:p>
          </table:table-cell>
          <table:table-cell office:value-type="string">
            <text:p>931*</text:p>
          </table:table-cell>
          <table:table-cell office:value-type="string">
            <text:p>875*</text:p>
          </table:table-cell>
          <table:table-cell office:value-type="string">
            <text:p>630.8</text:p>
          </table:table-cell>
          <table:table-cell office:value-type="string">
            <text:p>619.3</text:p>
          </table:table-cell>
          <table:table-cell office:value-type="string">
            <text:p>186*</text:p>
          </table:table-cell>
          <table:table-cell table:number-columns-repeated="2" office:value-type="string">
            <text:p>123*</text:p>
          </table:table-cell>
          <table:table-cell table:number-columns-repeated="11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Xe</text:p>
          </table:table-cell>
          <table:table-cell office:value-type="float" office:value="34561">
            <text:p>34561</text:p>
          </table:table-cell>
          <table:table-cell office:value-type="float" office:value="5453">
            <text:p>5453</text:p>
          </table:table-cell>
          <table:table-cell office:value-type="float" office:value="5107">
            <text:p>5107</text:p>
          </table:table-cell>
          <table:table-cell office:value-type="float" office:value="4786">
            <text:p>4786</text:p>
          </table:table-cell>
          <table:table-cell office:value-type="string">
            <text:p>1148.7*</text:p>
          </table:table-cell>
          <table:table-cell office:value-type="string">
            <text:p>1002.1*</text:p>
          </table:table-cell>
          <table:table-cell office:value-type="string">
            <text:p>940.6*</text:p>
          </table:table-cell>
          <table:table-cell office:value-type="string">
            <text:p>689.0*</text:p>
          </table:table-cell>
          <table:table-cell office:value-type="string">
            <text:p>676.4*</text:p>
          </table:table-cell>
          <table:table-cell office:value-type="string">
            <text:p>213.2*</text:p>
          </table:table-cell>
          <table:table-cell office:value-type="string">
            <text:p>146.7</text:p>
          </table:table-cell>
          <table:table-cell office:value-type="string">
            <text:p>145.5*</text:p>
          </table:table-cell>
          <table:table-cell table:number-columns-repeated="11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Cs</text:p>
          </table:table-cell>
          <table:table-cell office:value-type="float" office:value="35985">
            <text:p>35985</text:p>
          </table:table-cell>
          <table:table-cell office:value-type="float" office:value="5714">
            <text:p>5714</text:p>
          </table:table-cell>
          <table:table-cell office:value-type="float" office:value="5359">
            <text:p>5359</text:p>
          </table:table-cell>
          <table:table-cell office:value-type="float" office:value="5012">
            <text:p>5012</text:p>
          </table:table-cell>
          <table:table-cell office:value-type="string">
            <text:p>1211*b</text:p>
          </table:table-cell>
          <table:table-cell office:value-type="string">
            <text:p>1071*</text:p>
          </table:table-cell>
          <table:table-cell office:value-type="string">
            <text:p>1003*</text:p>
          </table:table-cell>
          <table:table-cell office:value-type="string">
            <text:p>740.5*</text:p>
          </table:table-cell>
          <table:table-cell office:value-type="string">
            <text:p>726.6*</text:p>
          </table:table-cell>
          <table:table-cell office:value-type="string">
            <text:p>232.3*</text:p>
          </table:table-cell>
          <table:table-cell office:value-type="string">
            <text:p>172.4*</text:p>
          </table:table-cell>
          <table:table-cell office:value-type="string">
            <text:p>161.3*</text:p>
          </table:table-cell>
          <table:table-cell table:number-columns-repeated="11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Ba</text:p>
          </table:table-cell>
          <table:table-cell office:value-type="float" office:value="37441">
            <text:p>37441</text:p>
          </table:table-cell>
          <table:table-cell office:value-type="float" office:value="5989">
            <text:p>5989</text:p>
          </table:table-cell>
          <table:table-cell office:value-type="float" office:value="5624">
            <text:p>5624</text:p>
          </table:table-cell>
          <table:table-cell office:value-type="float" office:value="5247">
            <text:p>5247</text:p>
          </table:table-cell>
          <table:table-cell office:value-type="string">
            <text:p>1293*b</text:p>
          </table:table-cell>
          <table:table-cell office:value-type="string">
            <text:p>1137*b</text:p>
          </table:table-cell>
          <table:table-cell office:value-type="string">
            <text:p>1063*b</text:p>
          </table:table-cell>
          <table:table-cell office:value-type="string">
            <text:p>795.7†</text:p>
          </table:table-cell>
          <table:table-cell office:value-type="string">
            <text:p>780.5*</text:p>
          </table:table-cell>
          <table:table-cell office:value-type="string">
            <text:p>253.5†</text:p>
          </table:table-cell>
          <table:table-cell office:value-type="float" office:value="192">
            <text:p>192</text:p>
          </table:table-cell>
          <table:table-cell office:value-type="string">
            <text:p>178.6†</text:p>
          </table:table-cell>
          <table:table-cell table:number-columns-repeated="11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La</text:p>
          </table:table-cell>
          <table:table-cell office:value-type="float" office:value="38925">
            <text:p>38925</text:p>
          </table:table-cell>
          <table:table-cell office:value-type="float" office:value="6266">
            <text:p>6266</text:p>
          </table:table-cell>
          <table:table-cell office:value-type="float" office:value="5891">
            <text:p>5891</text:p>
          </table:table-cell>
          <table:table-cell office:value-type="float" office:value="5483">
            <text:p>5483</text:p>
          </table:table-cell>
          <table:table-cell office:value-type="string">
            <text:p>1362*b</text:p>
          </table:table-cell>
          <table:table-cell office:value-type="string">
            <text:p>1209*b</text:p>
          </table:table-cell>
          <table:table-cell office:value-type="string">
            <text:p>1128*b</text:p>
          </table:table-cell>
          <table:table-cell office:value-type="string">
            <text:p>853*</text:p>
          </table:table-cell>
          <table:table-cell office:value-type="string">
            <text:p>836*</text:p>
          </table:table-cell>
          <table:table-cell office:value-type="string">
            <text:p>274.7*</text:p>
          </table:table-cell>
          <table:table-cell office:value-type="string">
            <text:p>205.8</text:p>
          </table:table-cell>
          <table:table-cell office:value-type="string">
            <text:p>196.0*</text:p>
          </table:table-cell>
          <table:table-cell table:number-columns-repeated="11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Ce</text:p>
          </table:table-cell>
          <table:table-cell office:value-type="float" office:value="40443">
            <text:p>40443</text:p>
          </table:table-cell>
          <table:table-cell office:value-type="float" office:value="6549">
            <text:p>6549</text:p>
          </table:table-cell>
          <table:table-cell office:value-type="float" office:value="6164">
            <text:p>6164</text:p>
          </table:table-cell>
          <table:table-cell office:value-type="float" office:value="5723">
            <text:p>5723</text:p>
          </table:table-cell>
          <table:table-cell office:value-type="string">
            <text:p>1436*b</text:p>
          </table:table-cell>
          <table:table-cell office:value-type="string">
            <text:p>1274*b</text:p>
          </table:table-cell>
          <table:table-cell office:value-type="string">
            <text:p>1187*b</text:p>
          </table:table-cell>
          <table:table-cell office:value-type="string">
            <text:p>902.4*</text:p>
          </table:table-cell>
          <table:table-cell office:value-type="string">
            <text:p>883.8*</text:p>
          </table:table-cell>
          <table:table-cell office:value-type="string">
            <text:p>291.0*</text:p>
          </table:table-cell>
          <table:table-cell office:value-type="string">
            <text:p>223.2</text:p>
          </table:table-cell>
          <table:table-cell office:value-type="string">
            <text:p>206.5*</text:p>
          </table:table-cell>
          <table:table-cell table:number-columns-repeated="11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Pr</text:p>
          </table:table-cell>
          <table:table-cell office:value-type="float" office:value="41991">
            <text:p>41991</text:p>
          </table:table-cell>
          <table:table-cell office:value-type="float" office:value="6835">
            <text:p>6835</text:p>
          </table:table-cell>
          <table:table-cell office:value-type="float" office:value="6440">
            <text:p>6440</text:p>
          </table:table-cell>
          <table:table-cell office:value-type="float" office:value="5964">
            <text:p>5964</text:p>
          </table:table-cell>
          <table:table-cell office:value-type="float" office:value="1511">
            <text:p>1511</text:p>
          </table:table-cell>
          <table:table-cell office:value-type="float" office:value="1337">
            <text:p>1337</text:p>
          </table:table-cell>
          <table:table-cell office:value-type="float" office:value="1242">
            <text:p>1242</text:p>
          </table:table-cell>
          <table:table-cell office:value-type="string">
            <text:p>948.3*</text:p>
          </table:table-cell>
          <table:table-cell office:value-type="string">
            <text:p>928.8*</text:p>
          </table:table-cell>
          <table:table-cell office:value-type="string">
            <text:p>304.5</text:p>
          </table:table-cell>
          <table:table-cell office:value-type="string">
            <text:p>236.3</text:p>
          </table:table-cell>
          <table:table-cell office:value-type="string">
            <text:p>217.6</text:p>
          </table:table-cell>
          <table:table-cell table:number-columns-repeated="11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Nd</text:p>
          </table:table-cell>
          <table:table-cell office:value-type="float" office:value="43569">
            <text:p>43569</text:p>
          </table:table-cell>
          <table:table-cell office:value-type="float" office:value="7126">
            <text:p>7126</text:p>
          </table:table-cell>
          <table:table-cell office:value-type="float" office:value="6722">
            <text:p>6722</text:p>
          </table:table-cell>
          <table:table-cell office:value-type="float" office:value="6208">
            <text:p>6208</text:p>
          </table:table-cell>
          <table:table-cell office:value-type="float" office:value="1575">
            <text:p>1575</text:p>
          </table:table-cell>
          <table:table-cell office:value-type="float" office:value="1403">
            <text:p>1403</text:p>
          </table:table-cell>
          <table:table-cell office:value-type="float" office:value="1297">
            <text:p>1297</text:p>
          </table:table-cell>
          <table:table-cell office:value-type="string">
            <text:p>1003.3*</text:p>
          </table:table-cell>
          <table:table-cell office:value-type="string">
            <text:p>980.4*</text:p>
          </table:table-cell>
          <table:table-cell office:value-type="string">
            <text:p>319.2*</text:p>
          </table:table-cell>
          <table:table-cell office:value-type="string">
            <text:p>243.3</text:p>
          </table:table-cell>
          <table:table-cell office:value-type="string">
            <text:p>224.6</text:p>
          </table:table-cell>
          <table:table-cell table:number-columns-repeated="11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Pm</text:p>
          </table:table-cell>
          <table:table-cell office:value-type="float" office:value="45184">
            <text:p>45184</text:p>
          </table:table-cell>
          <table:table-cell office:value-type="float" office:value="7428">
            <text:p>7428</text:p>
          </table:table-cell>
          <table:table-cell office:value-type="float" office:value="7013">
            <text:p>7013</text:p>
          </table:table-cell>
          <table:table-cell office:value-type="float" office:value="6459">
            <text:p>6459</text:p>
          </table:table-cell>
          <table:table-cell office:value-type="string">
            <text:p>—</text:p>
          </table:table-cell>
          <table:table-cell office:value-type="float" office:value="1471">
            <text:p>1471</text:p>
          </table:table-cell>
          <table:table-cell office:value-type="float" office:value="1357">
            <text:p>1357</text:p>
          </table:table-cell>
          <table:table-cell office:value-type="float" office:value="1052">
            <text:p>1052</text:p>
          </table:table-cell>
          <table:table-cell office:value-type="float" office:value="1027">
            <text:p>1027</text:p>
          </table:table-cell>
          <table:table-cell office:value-type="string">
            <text:p>—</text:p>
          </table:table-cell>
          <table:table-cell table:number-columns-repeated="2" office:value-type="float" office:value="242">
            <text:p>242</text:p>
          </table:table-cell>
          <table:table-cell table:number-columns-repeated="11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Sm</text:p>
          </table:table-cell>
          <table:table-cell office:value-type="float" office:value="46834">
            <text:p>46834</text:p>
          </table:table-cell>
          <table:table-cell office:value-type="float" office:value="7737">
            <text:p>7737</text:p>
          </table:table-cell>
          <table:table-cell office:value-type="float" office:value="7312">
            <text:p>7312</text:p>
          </table:table-cell>
          <table:table-cell office:value-type="float" office:value="6716">
            <text:p>6716</text:p>
          </table:table-cell>
          <table:table-cell office:value-type="float" office:value="1723">
            <text:p>1723</text:p>
          </table:table-cell>
          <table:table-cell office:value-type="float" office:value="1541">
            <text:p>1541</text:p>
          </table:table-cell>
          <table:table-cell office:value-type="float" office:value="1420">
            <text:p>1420</text:p>
          </table:table-cell>
          <table:table-cell office:value-type="string">
            <text:p>1110.9*</text:p>
          </table:table-cell>
          <table:table-cell office:value-type="string">
            <text:p>1083.4*</text:p>
          </table:table-cell>
          <table:table-cell office:value-type="string">
            <text:p>347.2*</text:p>
          </table:table-cell>
          <table:table-cell office:value-type="string">
            <text:p>265.6</text:p>
          </table:table-cell>
          <table:table-cell office:value-type="string">
            <text:p>247.4</text:p>
          </table:table-cell>
          <table:table-cell table:number-columns-repeated="11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Eu</text:p>
          </table:table-cell>
          <table:table-cell office:value-type="float" office:value="48519">
            <text:p>48519</text:p>
          </table:table-cell>
          <table:table-cell office:value-type="float" office:value="8052">
            <text:p>8052</text:p>
          </table:table-cell>
          <table:table-cell office:value-type="float" office:value="7617">
            <text:p>7617</text:p>
          </table:table-cell>
          <table:table-cell office:value-type="float" office:value="6977">
            <text:p>6977</text:p>
          </table:table-cell>
          <table:table-cell office:value-type="float" office:value="1800">
            <text:p>1800</text:p>
          </table:table-cell>
          <table:table-cell office:value-type="float" office:value="1614">
            <text:p>1614</text:p>
          </table:table-cell>
          <table:table-cell office:value-type="float" office:value="1481">
            <text:p>1481</text:p>
          </table:table-cell>
          <table:table-cell office:value-type="string">
            <text:p>1158.6*</text:p>
          </table:table-cell>
          <table:table-cell office:value-type="string">
            <text:p>1127.5*</text:p>
          </table:table-cell>
          <table:table-cell office:value-type="float" office:value="360">
            <text:p>360</text:p>
          </table:table-cell>
          <table:table-cell office:value-type="float" office:value="284">
            <text:p>284</text:p>
          </table:table-cell>
          <table:table-cell office:value-type="float" office:value="257">
            <text:p>257</text:p>
          </table:table-cell>
          <table:table-cell table:number-columns-repeated="11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Gd</text:p>
          </table:table-cell>
          <table:table-cell office:value-type="float" office:value="50239">
            <text:p>50239</text:p>
          </table:table-cell>
          <table:table-cell office:value-type="float" office:value="8376">
            <text:p>8376</text:p>
          </table:table-cell>
          <table:table-cell office:value-type="float" office:value="7930">
            <text:p>7930</text:p>
          </table:table-cell>
          <table:table-cell office:value-type="float" office:value="7243">
            <text:p>7243</text:p>
          </table:table-cell>
          <table:table-cell office:value-type="float" office:value="1881">
            <text:p>1881</text:p>
          </table:table-cell>
          <table:table-cell office:value-type="float" office:value="1688">
            <text:p>1688</text:p>
          </table:table-cell>
          <table:table-cell office:value-type="float" office:value="1544">
            <text:p>1544</text:p>
          </table:table-cell>
          <table:table-cell office:value-type="string">
            <text:p>1221.9*</text:p>
          </table:table-cell>
          <table:table-cell office:value-type="string">
            <text:p>1189.6*</text:p>
          </table:table-cell>
          <table:table-cell office:value-type="string">
            <text:p>378.6*</text:p>
          </table:table-cell>
          <table:table-cell office:value-type="float" office:value="286">
            <text:p>286</text:p>
          </table:table-cell>
          <table:table-cell office:value-type="float" office:value="271">
            <text:p>271</text:p>
          </table:table-cell>
          <table:table-cell table:number-columns-repeated="11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Tb</text:p>
          </table:table-cell>
          <table:table-cell office:value-type="float" office:value="51996">
            <text:p>51996</text:p>
          </table:table-cell>
          <table:table-cell office:value-type="float" office:value="8708">
            <text:p>8708</text:p>
          </table:table-cell>
          <table:table-cell office:value-type="float" office:value="8252">
            <text:p>8252</text:p>
          </table:table-cell>
          <table:table-cell office:value-type="float" office:value="7514">
            <text:p>7514</text:p>
          </table:table-cell>
          <table:table-cell office:value-type="float" office:value="1968">
            <text:p>1968</text:p>
          </table:table-cell>
          <table:table-cell office:value-type="float" office:value="1768">
            <text:p>1768</text:p>
          </table:table-cell>
          <table:table-cell office:value-type="float" office:value="1611">
            <text:p>1611</text:p>
          </table:table-cell>
          <table:table-cell office:value-type="string">
            <text:p>1276.9*</text:p>
          </table:table-cell>
          <table:table-cell office:value-type="string">
            <text:p>1241.1*</text:p>
          </table:table-cell>
          <table:table-cell office:value-type="string">
            <text:p>396.0*</text:p>
          </table:table-cell>
          <table:table-cell office:value-type="string">
            <text:p>322.4*</text:p>
          </table:table-cell>
          <table:table-cell office:value-type="string">
            <text:p>284.1*</text:p>
          </table:table-cell>
          <table:table-cell table:number-columns-repeated="11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Dy</text:p>
          </table:table-cell>
          <table:table-cell office:value-type="float" office:value="53789">
            <text:p>53789</text:p>
          </table:table-cell>
          <table:table-cell office:value-type="float" office:value="9046">
            <text:p>9046</text:p>
          </table:table-cell>
          <table:table-cell office:value-type="float" office:value="8581">
            <text:p>8581</text:p>
          </table:table-cell>
          <table:table-cell office:value-type="float" office:value="7790">
            <text:p>7790</text:p>
          </table:table-cell>
          <table:table-cell office:value-type="float" office:value="2047">
            <text:p>2047</text:p>
          </table:table-cell>
          <table:table-cell office:value-type="float" office:value="1842">
            <text:p>1842</text:p>
          </table:table-cell>
          <table:table-cell office:value-type="float" office:value="1676">
            <text:p>1676</text:p>
          </table:table-cell>
          <table:table-cell office:value-type="float" office:value="1333">
            <text:p>1333</text:p>
          </table:table-cell>
          <table:table-cell office:value-type="string">
            <text:p>1292.6*</text:p>
          </table:table-cell>
          <table:table-cell office:value-type="string">
            <text:p>414.2*</text:p>
          </table:table-cell>
          <table:table-cell office:value-type="string">
            <text:p>333.5*</text:p>
          </table:table-cell>
          <table:table-cell office:value-type="string">
            <text:p>293.2*</text:p>
          </table:table-cell>
          <table:table-cell table:number-columns-repeated="11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Ho</text:p>
          </table:table-cell>
          <table:table-cell office:value-type="float" office:value="55618">
            <text:p>55618</text:p>
          </table:table-cell>
          <table:table-cell office:value-type="float" office:value="9394">
            <text:p>9394</text:p>
          </table:table-cell>
          <table:table-cell office:value-type="float" office:value="8918">
            <text:p>8918</text:p>
          </table:table-cell>
          <table:table-cell office:value-type="float" office:value="8071">
            <text:p>8071</text:p>
          </table:table-cell>
          <table:table-cell office:value-type="float" office:value="2128">
            <text:p>2128</text:p>
          </table:table-cell>
          <table:table-cell office:value-type="float" office:value="1923">
            <text:p>1923</text:p>
          </table:table-cell>
          <table:table-cell office:value-type="float" office:value="1741">
            <text:p>1741</text:p>
          </table:table-cell>
          <table:table-cell office:value-type="float" office:value="1392">
            <text:p>1392</text:p>
          </table:table-cell>
          <table:table-cell office:value-type="float" office:value="1351">
            <text:p>1351</text:p>
          </table:table-cell>
          <table:table-cell office:value-type="string">
            <text:p>432.4*</text:p>
          </table:table-cell>
          <table:table-cell office:value-type="string">
            <text:p>343.5</text:p>
          </table:table-cell>
          <table:table-cell office:value-type="string">
            <text:p>308.2*</text:p>
          </table:table-cell>
          <table:table-cell table:number-columns-repeated="11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Er</text:p>
          </table:table-cell>
          <table:table-cell office:value-type="float" office:value="57486">
            <text:p>57486</text:p>
          </table:table-cell>
          <table:table-cell office:value-type="float" office:value="9751">
            <text:p>9751</text:p>
          </table:table-cell>
          <table:table-cell office:value-type="float" office:value="9264">
            <text:p>9264</text:p>
          </table:table-cell>
          <table:table-cell office:value-type="float" office:value="8358">
            <text:p>8358</text:p>
          </table:table-cell>
          <table:table-cell office:value-type="float" office:value="2207">
            <text:p>2207</text:p>
          </table:table-cell>
          <table:table-cell office:value-type="float" office:value="2006">
            <text:p>2006</text:p>
          </table:table-cell>
          <table:table-cell office:value-type="float" office:value="1812">
            <text:p>1812</text:p>
          </table:table-cell>
          <table:table-cell office:value-type="float" office:value="1453">
            <text:p>1453</text:p>
          </table:table-cell>
          <table:table-cell office:value-type="float" office:value="1409">
            <text:p>1409</text:p>
          </table:table-cell>
          <table:table-cell office:value-type="string">
            <text:p>449.8*</text:p>
          </table:table-cell>
          <table:table-cell office:value-type="string">
            <text:p>366.2</text:p>
          </table:table-cell>
          <table:table-cell office:value-type="string">
            <text:p>320.2*</text:p>
          </table:table-cell>
          <table:table-cell table:number-columns-repeated="11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Tm</text:p>
          </table:table-cell>
          <table:table-cell office:value-type="float" office:value="59390">
            <text:p>59390</text:p>
          </table:table-cell>
          <table:table-cell office:value-type="float" office:value="10116">
            <text:p>10116</text:p>
          </table:table-cell>
          <table:table-cell office:value-type="float" office:value="9617">
            <text:p>9617</text:p>
          </table:table-cell>
          <table:table-cell office:value-type="float" office:value="8648">
            <text:p>8648</text:p>
          </table:table-cell>
          <table:table-cell office:value-type="float" office:value="2307">
            <text:p>2307</text:p>
          </table:table-cell>
          <table:table-cell office:value-type="float" office:value="2090">
            <text:p>2090</text:p>
          </table:table-cell>
          <table:table-cell office:value-type="float" office:value="1885">
            <text:p>1885</text:p>
          </table:table-cell>
          <table:table-cell office:value-type="float" office:value="1515">
            <text:p>1515</text:p>
          </table:table-cell>
          <table:table-cell office:value-type="float" office:value="1468">
            <text:p>1468</text:p>
          </table:table-cell>
          <table:table-cell office:value-type="string">
            <text:p>470.9*</text:p>
          </table:table-cell>
          <table:table-cell office:value-type="string">
            <text:p>385.9*</text:p>
          </table:table-cell>
          <table:table-cell office:value-type="string">
            <text:p>332.6*</text:p>
          </table:table-cell>
          <table:table-cell table:number-columns-repeated="11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Yb</text:p>
          </table:table-cell>
          <table:table-cell office:value-type="float" office:value="61332">
            <text:p>61332</text:p>
          </table:table-cell>
          <table:table-cell office:value-type="float" office:value="10486">
            <text:p>10486</text:p>
          </table:table-cell>
          <table:table-cell office:value-type="float" office:value="9978">
            <text:p>9978</text:p>
          </table:table-cell>
          <table:table-cell office:value-type="float" office:value="8944">
            <text:p>8944</text:p>
          </table:table-cell>
          <table:table-cell office:value-type="float" office:value="2398">
            <text:p>2398</text:p>
          </table:table-cell>
          <table:table-cell office:value-type="float" office:value="2173">
            <text:p>2173</text:p>
          </table:table-cell>
          <table:table-cell office:value-type="float" office:value="1950">
            <text:p>1950</text:p>
          </table:table-cell>
          <table:table-cell office:value-type="float" office:value="1576">
            <text:p>1576</text:p>
          </table:table-cell>
          <table:table-cell office:value-type="float" office:value="1528">
            <text:p>1528</text:p>
          </table:table-cell>
          <table:table-cell office:value-type="string">
            <text:p>480.5*</text:p>
          </table:table-cell>
          <table:table-cell office:value-type="string">
            <text:p>388.7*</text:p>
          </table:table-cell>
          <table:table-cell office:value-type="string">
            <text:p>339.7*</text:p>
          </table:table-cell>
          <table:table-cell table:number-columns-repeated="11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/>
          </table:table-cell>
          <table:table-cell table:number-columns-repeated="24"/>
        </table:table-row>
        <table:table-row table:style-name="ro1">
          <table:table-cell office:value-type="string">
            <text:p>Table</text:p>
          </table:table-cell>
          <table:table-cell office:value-type="string">
            <text:p>1-1.</text:p>
          </table:table-cell>
          <table:table-cell office:value-type="string">
            <text:p>Electron</text:p>
          </table:table-cell>
          <table:table-cell office:value-type="string">
            <text:p>binding</text:p>
          </table:table-cell>
          <table:table-cell office:value-type="string">
            <text:p>energies</text:p>
          </table:table-cell>
          <table:table-cell office:value-type="string">
            <text:p>(continued).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Element</text:p>
          </table:table-cell>
          <table:table-cell office:value-type="string">
            <text:p>N4</text:p>
          </table:table-cell>
          <table:table-cell office:value-type="string">
            <text:p>4d3/2</text:p>
          </table:table-cell>
          <table:table-cell office:value-type="string">
            <text:p>N5</text:p>
          </table:table-cell>
          <table:table-cell office:value-type="string">
            <text:p>4d5/2</text:p>
          </table:table-cell>
          <table:table-cell office:value-type="string">
            <text:p>N6</text:p>
          </table:table-cell>
          <table:table-cell office:value-type="string">
            <text:p>4f5/2</text:p>
          </table:table-cell>
          <table:table-cell office:value-type="string">
            <text:p>N7</text:p>
          </table:table-cell>
          <table:table-cell office:value-type="string">
            <text:p>4f7/2</text:p>
          </table:table-cell>
          <table:table-cell office:value-type="string">
            <text:p>O1</text:p>
          </table:table-cell>
          <table:table-cell office:value-type="string">
            <text:p>5s</text:p>
          </table:table-cell>
          <table:table-cell office:value-type="string">
            <text:p>O2</text:p>
          </table:table-cell>
          <table:table-cell office:value-type="string">
            <text:p>5p1/2</text:p>
          </table:table-cell>
          <table:table-cell office:value-type="string">
            <text:p>O3</text:p>
          </table:table-cell>
          <table:table-cell office:value-type="string">
            <text:p>5p3/2</text:p>
          </table:table-cell>
          <table:table-cell office:value-type="string">
            <text:p>O4</text:p>
          </table:table-cell>
          <table:table-cell office:value-type="string">
            <text:p>5d3/2</text:p>
          </table:table-cell>
          <table:table-cell office:value-type="string">
            <text:p>O5</text:p>
          </table:table-cell>
          <table:table-cell office:value-type="string">
            <text:p>5d5/2</text:p>
          </table:table-cell>
          <table:table-cell office:value-type="string">
            <text:p>P1</text:p>
          </table:table-cell>
          <table:table-cell office:value-type="string">
            <text:p>6s</text:p>
          </table:table-cell>
          <table:table-cell office:value-type="string">
            <text:p>P2</text:p>
          </table:table-cell>
          <table:table-cell office:value-type="string">
            <text:p>6p1/2</text:p>
          </table:table-cell>
          <table:table-cell office:value-type="string">
            <text:p>P3</text:p>
          </table:table-cell>
          <table:table-cell office:value-type="string">
            <text:p>6p3/2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Cd</text:p>
          </table:table-cell>
          <table:table-cell office:value-type="string">
            <text:p>11.7†</text:p>
          </table:table-cell>
          <table:table-cell office:value-type="string">
            <text:p>l0.7†</text:p>
          </table:table-cell>
          <table:table-cell table:number-columns-repeated="21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In</text:p>
          </table:table-cell>
          <table:table-cell office:value-type="string">
            <text:p>17.7†</text:p>
          </table:table-cell>
          <table:table-cell office:value-type="string">
            <text:p>16.9†</text:p>
          </table:table-cell>
          <table:table-cell table:number-columns-repeated="21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Sn</text:p>
          </table:table-cell>
          <table:table-cell office:value-type="string">
            <text:p>24.9†</text:p>
          </table:table-cell>
          <table:table-cell office:value-type="string">
            <text:p>23.9†</text:p>
          </table:table-cell>
          <table:table-cell table:number-columns-repeated="21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b</text:p>
          </table:table-cell>
          <table:table-cell office:value-type="string">
            <text:p>33.3†</text:p>
          </table:table-cell>
          <table:table-cell office:value-type="string">
            <text:p>32.1†</text:p>
          </table:table-cell>
          <table:table-cell table:number-columns-repeated="21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Te</text:p>
          </table:table-cell>
          <table:table-cell office:value-type="string">
            <text:p>41.9†</text:p>
          </table:table-cell>
          <table:table-cell office:value-type="string">
            <text:p>40.4†</text:p>
          </table:table-cell>
          <table:table-cell table:number-columns-repeated="21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I</text:p>
          </table:table-cell>
          <table:table-cell office:value-type="string">
            <text:p>50.6</text:p>
          </table:table-cell>
          <table:table-cell office:value-type="string">
            <text:p>48.9</text:p>
          </table:table-cell>
          <table:table-cell table:number-columns-repeated="21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Xe</text:p>
          </table:table-cell>
          <table:table-cell office:value-type="string">
            <text:p>69.5*</text:p>
          </table:table-cell>
          <table:table-cell office:value-type="string">
            <text:p>67.5*</text:p>
          </table:table-cell>
          <table:table-cell table:number-columns-repeated="2" office:value-type="string">
            <text:p>—</text:p>
          </table:table-cell>
          <table:table-cell office:value-type="string">
            <text:p>23.3*</text:p>
          </table:table-cell>
          <table:table-cell office:value-type="string">
            <text:p>13.4*</text:p>
          </table:table-cell>
          <table:table-cell office:value-type="string">
            <text:p>12.1*</text:p>
          </table:table-cell>
          <table:table-cell table:number-columns-repeated="16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Cs</text:p>
          </table:table-cell>
          <table:table-cell office:value-type="string">
            <text:p>79.8*</text:p>
          </table:table-cell>
          <table:table-cell office:value-type="string">
            <text:p>77.5*</text:p>
          </table:table-cell>
          <table:table-cell table:number-columns-repeated="2" office:value-type="string">
            <text:p>—</text:p>
          </table:table-cell>
          <table:table-cell office:value-type="string">
            <text:p>22.7</text:p>
          </table:table-cell>
          <table:table-cell office:value-type="string">
            <text:p>14.2*</text:p>
          </table:table-cell>
          <table:table-cell office:value-type="string">
            <text:p>12.1*</text:p>
          </table:table-cell>
          <table:table-cell table:number-columns-repeated="16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Ba</text:p>
          </table:table-cell>
          <table:table-cell office:value-type="string">
            <text:p>92.6†</text:p>
          </table:table-cell>
          <table:table-cell office:value-type="string">
            <text:p>89.9†</text:p>
          </table:table-cell>
          <table:table-cell table:number-columns-repeated="2" office:value-type="string">
            <text:p>—</text:p>
          </table:table-cell>
          <table:table-cell office:value-type="string">
            <text:p>30.3†</text:p>
          </table:table-cell>
          <table:table-cell office:value-type="string">
            <text:p>17.0†</text:p>
          </table:table-cell>
          <table:table-cell office:value-type="string">
            <text:p>14.8†</text:p>
          </table:table-cell>
          <table:table-cell table:number-columns-repeated="16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La</text:p>
          </table:table-cell>
          <table:table-cell office:value-type="string">
            <text:p>105.3*</text:p>
          </table:table-cell>
          <table:table-cell office:value-type="string">
            <text:p>102.5*</text:p>
          </table:table-cell>
          <table:table-cell table:number-columns-repeated="2" office:value-type="string">
            <text:p>—</text:p>
          </table:table-cell>
          <table:table-cell office:value-type="string">
            <text:p>34.3*</text:p>
          </table:table-cell>
          <table:table-cell office:value-type="string">
            <text:p>19.3*</text:p>
          </table:table-cell>
          <table:table-cell office:value-type="string">
            <text:p>16.8*</text:p>
          </table:table-cell>
          <table:table-cell table:number-columns-repeated="16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Ce</text:p>
          </table:table-cell>
          <table:table-cell office:value-type="string">
            <text:p>109*</text:p>
          </table:table-cell>
          <table:table-cell office:value-type="string">
            <text:p>—</text:p>
          </table:table-cell>
          <table:table-cell table:number-columns-repeated="2" office:value-type="string">
            <text:p>0.1</text:p>
          </table:table-cell>
          <table:table-cell office:value-type="string">
            <text:p>37.8</text:p>
          </table:table-cell>
          <table:table-cell office:value-type="string">
            <text:p>19.8*</text:p>
          </table:table-cell>
          <table:table-cell office:value-type="string">
            <text:p>17.0*</text:p>
          </table:table-cell>
          <table:table-cell table:number-columns-repeated="16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Pr</text:p>
          </table:table-cell>
          <table:table-cell table:number-columns-repeated="2" office:value-type="string">
            <text:p>115.1*</text:p>
          </table:table-cell>
          <table:table-cell table:number-columns-repeated="2" office:value-type="string">
            <text:p>2.0</text:p>
          </table:table-cell>
          <table:table-cell office:value-type="string">
            <text:p>37.4</text:p>
          </table:table-cell>
          <table:table-cell table:number-columns-repeated="2" office:value-type="string">
            <text:p>22.3</text:p>
          </table:table-cell>
          <table:table-cell table:number-columns-repeated="16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Nd</text:p>
          </table:table-cell>
          <table:table-cell table:number-columns-repeated="2" office:value-type="string">
            <text:p>120.5*</text:p>
          </table:table-cell>
          <table:table-cell table:number-columns-repeated="2" office:value-type="string">
            <text:p>1.5</text:p>
          </table:table-cell>
          <table:table-cell office:value-type="string">
            <text:p>37.5</text:p>
          </table:table-cell>
          <table:table-cell table:number-columns-repeated="2" office:value-type="string">
            <text:p>21.1</text:p>
          </table:table-cell>
          <table:table-cell table:number-columns-repeated="16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Pm</text:p>
          </table:table-cell>
          <table:table-cell table:number-columns-repeated="2" office:value-type="float" office:value="120">
            <text:p>120</text:p>
          </table:table-cell>
          <table:table-cell table:number-columns-repeated="5" office:value-type="string">
            <text:p>—</text:p>
          </table:table-cell>
          <table:table-cell table:number-columns-repeated="16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Sm</text:p>
          </table:table-cell>
          <table:table-cell table:number-columns-repeated="2" office:value-type="float" office:value="129">
            <text:p>129</text:p>
          </table:table-cell>
          <table:table-cell table:number-columns-repeated="2" office:value-type="string">
            <text:p>5.2</text:p>
          </table:table-cell>
          <table:table-cell office:value-type="string">
            <text:p>37.4</text:p>
          </table:table-cell>
          <table:table-cell table:number-columns-repeated="2" office:value-type="string">
            <text:p>21.3</text:p>
          </table:table-cell>
          <table:table-cell table:number-columns-repeated="16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Eu</text:p>
          </table:table-cell>
          <table:table-cell office:value-type="float" office:value="133">
            <text:p>133</text:p>
          </table:table-cell>
          <table:table-cell office:value-type="string">
            <text:p>127.7*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22">
            <text:p>22</text:p>
          </table:table-cell>
          <table:table-cell table:number-columns-repeated="16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Gd</text:p>
          </table:table-cell>
          <table:table-cell office:value-type="string">
            <text:p>—</text:p>
          </table:table-cell>
          <table:table-cell office:value-type="string">
            <text:p>142.6*</text:p>
          </table:table-cell>
          <table:table-cell table:number-columns-repeated="2" office:value-type="string">
            <text:p>8.6*</text:p>
          </table:table-cell>
          <table:table-cell office:value-type="float" office:value="36">
            <text:p>36</text:p>
          </table:table-cell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table:number-columns-repeated="16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Tb</text:p>
          </table:table-cell>
          <table:table-cell table:number-columns-repeated="2" office:value-type="string">
            <text:p>150.5*</text:p>
          </table:table-cell>
          <table:table-cell office:value-type="string">
            <text:p>7.7*</text:p>
          </table:table-cell>
          <table:table-cell office:value-type="string">
            <text:p>2.4*</text:p>
          </table:table-cell>
          <table:table-cell office:value-type="string">
            <text:p>45.6*</text:p>
          </table:table-cell>
          <table:table-cell office:value-type="string">
            <text:p>28.7*</text:p>
          </table:table-cell>
          <table:table-cell office:value-type="string">
            <text:p>22.6*</text:p>
          </table:table-cell>
          <table:table-cell table:number-columns-repeated="16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Dy</text:p>
          </table:table-cell>
          <table:table-cell table:number-columns-repeated="2" office:value-type="string">
            <text:p>153.6*</text:p>
          </table:table-cell>
          <table:table-cell office:value-type="string">
            <text:p>8.0*</text:p>
          </table:table-cell>
          <table:table-cell office:value-type="string">
            <text:p>4.3*</text:p>
          </table:table-cell>
          <table:table-cell office:value-type="string">
            <text:p>49.9*</text:p>
          </table:table-cell>
          <table:table-cell table:number-columns-repeated="2" office:value-type="string">
            <text:p>26.3</text:p>
          </table:table-cell>
          <table:table-cell table:number-columns-repeated="16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Ho</text:p>
          </table:table-cell>
          <table:table-cell table:number-columns-repeated="2" office:value-type="string">
            <text:p>160*</text:p>
          </table:table-cell>
          <table:table-cell office:value-type="string">
            <text:p>8.6*</text:p>
          </table:table-cell>
          <table:table-cell office:value-type="string">
            <text:p>5.2*</text:p>
          </table:table-cell>
          <table:table-cell office:value-type="string">
            <text:p>49.3*</text:p>
          </table:table-cell>
          <table:table-cell office:value-type="string">
            <text:p>30.8*</text:p>
          </table:table-cell>
          <table:table-cell office:value-type="string">
            <text:p>24.1*</text:p>
          </table:table-cell>
          <table:table-cell table:number-columns-repeated="16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Er</text:p>
          </table:table-cell>
          <table:table-cell table:number-columns-repeated="2" office:value-type="string">
            <text:p>167.6*</text:p>
          </table:table-cell>
          <table:table-cell office:value-type="string">
            <text:p>—</text:p>
          </table:table-cell>
          <table:table-cell office:value-type="string">
            <text:p>4.7*</text:p>
          </table:table-cell>
          <table:table-cell office:value-type="string">
            <text:p>50.6*</text:p>
          </table:table-cell>
          <table:table-cell office:value-type="string">
            <text:p>31.4*</text:p>
          </table:table-cell>
          <table:table-cell office:value-type="string">
            <text:p>24.7*</text:p>
          </table:table-cell>
          <table:table-cell table:number-columns-repeated="16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Tm</text:p>
          </table:table-cell>
          <table:table-cell table:number-columns-repeated="2" office:value-type="string">
            <text:p>175.5*</text:p>
          </table:table-cell>
          <table:table-cell office:value-type="string">
            <text:p>—</text:p>
          </table:table-cell>
          <table:table-cell office:value-type="string">
            <text:p>4.6</text:p>
          </table:table-cell>
          <table:table-cell office:value-type="string">
            <text:p>54.7*</text:p>
          </table:table-cell>
          <table:table-cell office:value-type="string">
            <text:p>31.8*</text:p>
          </table:table-cell>
          <table:table-cell office:value-type="string">
            <text:p>25.0*</text:p>
          </table:table-cell>
          <table:table-cell table:number-columns-repeated="16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Yb</text:p>
          </table:table-cell>
          <table:table-cell office:value-type="string">
            <text:p>191.2*</text:p>
          </table:table-cell>
          <table:table-cell office:value-type="string">
            <text:p>182.4*</text:p>
          </table:table-cell>
          <table:table-cell office:value-type="string">
            <text:p>2.5*</text:p>
          </table:table-cell>
          <table:table-cell office:value-type="string">
            <text:p>1.3*</text:p>
          </table:table-cell>
          <table:table-cell office:value-type="string">
            <text:p>52.0*</text:p>
          </table:table-cell>
          <table:table-cell office:value-type="string">
            <text:p>30.3*</text:p>
          </table:table-cell>
          <table:table-cell office:value-type="string">
            <text:p>24.1*</text:p>
          </table:table-cell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/>
          </table:table-cell>
          <table:table-cell table:number-columns-repeated="24"/>
        </table:table-row>
        <table:table-row table:style-name="ro1">
          <table:table-cell office:value-type="string">
            <text:p>Table</text:p>
          </table:table-cell>
          <table:table-cell office:value-type="string">
            <text:p>1-1.</text:p>
          </table:table-cell>
          <table:table-cell office:value-type="string">
            <text:p>Electron</text:p>
          </table:table-cell>
          <table:table-cell office:value-type="string">
            <text:p>binding</text:p>
          </table:table-cell>
          <table:table-cell office:value-type="string">
            <text:p>energies</text:p>
          </table:table-cell>
          <table:table-cell office:value-type="string">
            <text:p>(continued).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Element</text:p>
          </table:table-cell>
          <table:table-cell office:value-type="string">
            <text:p>K</text:p>
          </table:table-cell>
          <table:table-cell office:value-type="string">
            <text:p>1s</text:p>
          </table:table-cell>
          <table:table-cell office:value-type="string">
            <text:p>L1</text:p>
          </table:table-cell>
          <table:table-cell office:value-type="string">
            <text:p>2s</text:p>
          </table:table-cell>
          <table:table-cell office:value-type="string">
            <text:p>L2</text:p>
          </table:table-cell>
          <table:table-cell office:value-type="string">
            <text:p>2p1/2</text:p>
          </table:table-cell>
          <table:table-cell office:value-type="string">
            <text:p>L3</text:p>
          </table:table-cell>
          <table:table-cell office:value-type="string">
            <text:p>2p3/2</text:p>
          </table:table-cell>
          <table:table-cell office:value-type="string">
            <text:p>M1</text:p>
          </table:table-cell>
          <table:table-cell office:value-type="string">
            <text:p>3s</text:p>
          </table:table-cell>
          <table:table-cell office:value-type="string">
            <text:p>M2</text:p>
          </table:table-cell>
          <table:table-cell office:value-type="string">
            <text:p>3p1/2</text:p>
          </table:table-cell>
          <table:table-cell office:value-type="string">
            <text:p>M3</text:p>
          </table:table-cell>
          <table:table-cell office:value-type="string">
            <text:p>3p3/2</text:p>
          </table:table-cell>
          <table:table-cell office:value-type="string">
            <text:p>M4</text:p>
          </table:table-cell>
          <table:table-cell office:value-type="string">
            <text:p>3d3/2</text:p>
          </table:table-cell>
          <table:table-cell office:value-type="string">
            <text:p>M5</text:p>
          </table:table-cell>
          <table:table-cell office:value-type="string">
            <text:p>3d5/2</text:p>
          </table:table-cell>
          <table:table-cell office:value-type="string">
            <text:p>N1</text:p>
          </table:table-cell>
          <table:table-cell office:value-type="string">
            <text:p>4s</text:p>
          </table:table-cell>
          <table:table-cell office:value-type="string">
            <text:p>N2</text:p>
          </table:table-cell>
          <table:table-cell office:value-type="string">
            <text:p>4p1/2</text:p>
          </table:table-cell>
          <table:table-cell office:value-type="string">
            <text:p>N3</text:p>
          </table:table-cell>
          <table:table-cell office:value-type="string">
            <text:p>4p3/2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Lu</text:p>
          </table:table-cell>
          <table:table-cell office:value-type="float" office:value="63314">
            <text:p>63314</text:p>
          </table:table-cell>
          <table:table-cell office:value-type="float" office:value="10870">
            <text:p>10870</text:p>
          </table:table-cell>
          <table:table-cell office:value-type="float" office:value="10349">
            <text:p>10349</text:p>
          </table:table-cell>
          <table:table-cell office:value-type="float" office:value="9244">
            <text:p>9244</text:p>
          </table:table-cell>
          <table:table-cell office:value-type="float" office:value="2491">
            <text:p>2491</text:p>
          </table:table-cell>
          <table:table-cell office:value-type="float" office:value="2264">
            <text:p>2264</text:p>
          </table:table-cell>
          <table:table-cell office:value-type="float" office:value="2024">
            <text:p>2024</text:p>
          </table:table-cell>
          <table:table-cell office:value-type="float" office:value="1639">
            <text:p>1639</text:p>
          </table:table-cell>
          <table:table-cell office:value-type="float" office:value="1589">
            <text:p>1589</text:p>
          </table:table-cell>
          <table:table-cell office:value-type="string">
            <text:p>506.8*</text:p>
          </table:table-cell>
          <table:table-cell office:value-type="string">
            <text:p>412.4*</text:p>
          </table:table-cell>
          <table:table-cell office:value-type="string">
            <text:p>359.2*</text:p>
          </table:table-cell>
          <table:table-cell table:number-columns-repeated="11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Hf</text:p>
          </table:table-cell>
          <table:table-cell office:value-type="float" office:value="65351">
            <text:p>65351</text:p>
          </table:table-cell>
          <table:table-cell office:value-type="float" office:value="11271">
            <text:p>11271</text:p>
          </table:table-cell>
          <table:table-cell office:value-type="float" office:value="10739">
            <text:p>10739</text:p>
          </table:table-cell>
          <table:table-cell office:value-type="float" office:value="9561">
            <text:p>9561</text:p>
          </table:table-cell>
          <table:table-cell office:value-type="float" office:value="2601">
            <text:p>2601</text:p>
          </table:table-cell>
          <table:table-cell office:value-type="float" office:value="2365">
            <text:p>2365</text:p>
          </table:table-cell>
          <table:table-cell office:value-type="float" office:value="2108">
            <text:p>2108</text:p>
          </table:table-cell>
          <table:table-cell office:value-type="float" office:value="1716">
            <text:p>1716</text:p>
          </table:table-cell>
          <table:table-cell office:value-type="float" office:value="1662">
            <text:p>1662</text:p>
          </table:table-cell>
          <table:table-cell office:value-type="string">
            <text:p>538*</text:p>
          </table:table-cell>
          <table:table-cell office:value-type="string">
            <text:p>438.2†</text:p>
          </table:table-cell>
          <table:table-cell office:value-type="string">
            <text:p>380.7†</text:p>
          </table:table-cell>
          <table:table-cell table:number-columns-repeated="11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Ta</text:p>
          </table:table-cell>
          <table:table-cell office:value-type="float" office:value="67416">
            <text:p>67416</text:p>
          </table:table-cell>
          <table:table-cell office:value-type="float" office:value="11682">
            <text:p>11682</text:p>
          </table:table-cell>
          <table:table-cell office:value-type="float" office:value="11136">
            <text:p>11136</text:p>
          </table:table-cell>
          <table:table-cell office:value-type="float" office:value="9881">
            <text:p>9881</text:p>
          </table:table-cell>
          <table:table-cell office:value-type="float" office:value="2708">
            <text:p>2708</text:p>
          </table:table-cell>
          <table:table-cell office:value-type="float" office:value="2469">
            <text:p>2469</text:p>
          </table:table-cell>
          <table:table-cell office:value-type="float" office:value="2194">
            <text:p>2194</text:p>
          </table:table-cell>
          <table:table-cell office:value-type="float" office:value="1793">
            <text:p>1793</text:p>
          </table:table-cell>
          <table:table-cell office:value-type="float" office:value="1735">
            <text:p>1735</text:p>
          </table:table-cell>
          <table:table-cell office:value-type="string">
            <text:p>563.4†</text:p>
          </table:table-cell>
          <table:table-cell office:value-type="string">
            <text:p>463.4†</text:p>
          </table:table-cell>
          <table:table-cell office:value-type="string">
            <text:p>400.9†</text:p>
          </table:table-cell>
          <table:table-cell table:number-columns-repeated="11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W</text:p>
          </table:table-cell>
          <table:table-cell office:value-type="float" office:value="69525">
            <text:p>69525</text:p>
          </table:table-cell>
          <table:table-cell office:value-type="float" office:value="12100">
            <text:p>12100</text:p>
          </table:table-cell>
          <table:table-cell office:value-type="float" office:value="11544">
            <text:p>11544</text:p>
          </table:table-cell>
          <table:table-cell office:value-type="float" office:value="10207">
            <text:p>10207</text:p>
          </table:table-cell>
          <table:table-cell office:value-type="float" office:value="2820">
            <text:p>2820</text:p>
          </table:table-cell>
          <table:table-cell office:value-type="float" office:value="2575">
            <text:p>2575</text:p>
          </table:table-cell>
          <table:table-cell office:value-type="float" office:value="2281">
            <text:p>2281</text:p>
          </table:table-cell>
          <table:table-cell office:value-type="float" office:value="1872">
            <text:p>1872</text:p>
          </table:table-cell>
          <table:table-cell office:value-type="float" office:value="1809">
            <text:p>1809</text:p>
          </table:table-cell>
          <table:table-cell office:value-type="string">
            <text:p>594.1†</text:p>
          </table:table-cell>
          <table:table-cell office:value-type="string">
            <text:p>490.4†</text:p>
          </table:table-cell>
          <table:table-cell office:value-type="string">
            <text:p>423.6†</text:p>
          </table:table-cell>
          <table:table-cell table:number-columns-repeated="11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Re</text:p>
          </table:table-cell>
          <table:table-cell office:value-type="float" office:value="71676">
            <text:p>71676</text:p>
          </table:table-cell>
          <table:table-cell office:value-type="float" office:value="12527">
            <text:p>12527</text:p>
          </table:table-cell>
          <table:table-cell office:value-type="float" office:value="11959">
            <text:p>11959</text:p>
          </table:table-cell>
          <table:table-cell office:value-type="float" office:value="10535">
            <text:p>10535</text:p>
          </table:table-cell>
          <table:table-cell office:value-type="float" office:value="2932">
            <text:p>2932</text:p>
          </table:table-cell>
          <table:table-cell office:value-type="float" office:value="2682">
            <text:p>2682</text:p>
          </table:table-cell>
          <table:table-cell office:value-type="float" office:value="2367">
            <text:p>2367</text:p>
          </table:table-cell>
          <table:table-cell office:value-type="float" office:value="1949">
            <text:p>1949</text:p>
          </table:table-cell>
          <table:table-cell office:value-type="float" office:value="1883">
            <text:p>1883</text:p>
          </table:table-cell>
          <table:table-cell office:value-type="string">
            <text:p>625.4†</text:p>
          </table:table-cell>
          <table:table-cell office:value-type="string">
            <text:p>518.7†</text:p>
          </table:table-cell>
          <table:table-cell office:value-type="string">
            <text:p>446.8†</text:p>
          </table:table-cell>
          <table:table-cell table:number-columns-repeated="11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Os</text:p>
          </table:table-cell>
          <table:table-cell office:value-type="float" office:value="73871">
            <text:p>73871</text:p>
          </table:table-cell>
          <table:table-cell office:value-type="float" office:value="12968">
            <text:p>12968</text:p>
          </table:table-cell>
          <table:table-cell office:value-type="float" office:value="12385">
            <text:p>12385</text:p>
          </table:table-cell>
          <table:table-cell office:value-type="float" office:value="10871">
            <text:p>10871</text:p>
          </table:table-cell>
          <table:table-cell office:value-type="float" office:value="3049">
            <text:p>3049</text:p>
          </table:table-cell>
          <table:table-cell office:value-type="float" office:value="2792">
            <text:p>2792</text:p>
          </table:table-cell>
          <table:table-cell office:value-type="float" office:value="2457">
            <text:p>2457</text:p>
          </table:table-cell>
          <table:table-cell office:value-type="float" office:value="2031">
            <text:p>2031</text:p>
          </table:table-cell>
          <table:table-cell office:value-type="float" office:value="1960">
            <text:p>1960</text:p>
          </table:table-cell>
          <table:table-cell office:value-type="string">
            <text:p>658.2†</text:p>
          </table:table-cell>
          <table:table-cell office:value-type="string">
            <text:p>549.1†</text:p>
          </table:table-cell>
          <table:table-cell office:value-type="string">
            <text:p>470.7†</text:p>
          </table:table-cell>
          <table:table-cell table:number-columns-repeated="11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Ir</text:p>
          </table:table-cell>
          <table:table-cell office:value-type="float" office:value="76111">
            <text:p>76111</text:p>
          </table:table-cell>
          <table:table-cell office:value-type="float" office:value="13419">
            <text:p>13419</text:p>
          </table:table-cell>
          <table:table-cell office:value-type="float" office:value="12824">
            <text:p>12824</text:p>
          </table:table-cell>
          <table:table-cell office:value-type="float" office:value="11215">
            <text:p>11215</text:p>
          </table:table-cell>
          <table:table-cell office:value-type="float" office:value="3174">
            <text:p>3174</text:p>
          </table:table-cell>
          <table:table-cell office:value-type="float" office:value="2909">
            <text:p>2909</text:p>
          </table:table-cell>
          <table:table-cell office:value-type="float" office:value="2551">
            <text:p>2551</text:p>
          </table:table-cell>
          <table:table-cell office:value-type="float" office:value="2116">
            <text:p>2116</text:p>
          </table:table-cell>
          <table:table-cell office:value-type="float" office:value="2040">
            <text:p>2040</text:p>
          </table:table-cell>
          <table:table-cell office:value-type="string">
            <text:p>691.1†</text:p>
          </table:table-cell>
          <table:table-cell office:value-type="string">
            <text:p>577.8†</text:p>
          </table:table-cell>
          <table:table-cell office:value-type="string">
            <text:p>495.8†</text:p>
          </table:table-cell>
          <table:table-cell table:number-columns-repeated="11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Pt</text:p>
          </table:table-cell>
          <table:table-cell office:value-type="float" office:value="78395">
            <text:p>78395</text:p>
          </table:table-cell>
          <table:table-cell office:value-type="float" office:value="13880">
            <text:p>13880</text:p>
          </table:table-cell>
          <table:table-cell office:value-type="float" office:value="13273">
            <text:p>13273</text:p>
          </table:table-cell>
          <table:table-cell office:value-type="float" office:value="11564">
            <text:p>11564</text:p>
          </table:table-cell>
          <table:table-cell office:value-type="float" office:value="3296">
            <text:p>3296</text:p>
          </table:table-cell>
          <table:table-cell office:value-type="float" office:value="3027">
            <text:p>3027</text:p>
          </table:table-cell>
          <table:table-cell office:value-type="float" office:value="2645">
            <text:p>2645</text:p>
          </table:table-cell>
          <table:table-cell office:value-type="float" office:value="2202">
            <text:p>2202</text:p>
          </table:table-cell>
          <table:table-cell office:value-type="float" office:value="2122">
            <text:p>2122</text:p>
          </table:table-cell>
          <table:table-cell office:value-type="string">
            <text:p>725.4†</text:p>
          </table:table-cell>
          <table:table-cell office:value-type="string">
            <text:p>609.1†</text:p>
          </table:table-cell>
          <table:table-cell office:value-type="string">
            <text:p>519.4†</text:p>
          </table:table-cell>
          <table:table-cell table:number-columns-repeated="11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Au</text:p>
          </table:table-cell>
          <table:table-cell office:value-type="float" office:value="80725">
            <text:p>80725</text:p>
          </table:table-cell>
          <table:table-cell office:value-type="float" office:value="14353">
            <text:p>14353</text:p>
          </table:table-cell>
          <table:table-cell office:value-type="float" office:value="13734">
            <text:p>13734</text:p>
          </table:table-cell>
          <table:table-cell office:value-type="float" office:value="11919">
            <text:p>11919</text:p>
          </table:table-cell>
          <table:table-cell office:value-type="float" office:value="3425">
            <text:p>3425</text:p>
          </table:table-cell>
          <table:table-cell office:value-type="float" office:value="3148">
            <text:p>3148</text:p>
          </table:table-cell>
          <table:table-cell office:value-type="float" office:value="2743">
            <text:p>2743</text:p>
          </table:table-cell>
          <table:table-cell office:value-type="float" office:value="2291">
            <text:p>2291</text:p>
          </table:table-cell>
          <table:table-cell office:value-type="float" office:value="2206">
            <text:p>2206</text:p>
          </table:table-cell>
          <table:table-cell office:value-type="string">
            <text:p>762.1†</text:p>
          </table:table-cell>
          <table:table-cell office:value-type="string">
            <text:p>642.7†</text:p>
          </table:table-cell>
          <table:table-cell office:value-type="string">
            <text:p>546.3†</text:p>
          </table:table-cell>
          <table:table-cell table:number-columns-repeated="11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Hg</text:p>
          </table:table-cell>
          <table:table-cell office:value-type="float" office:value="83102">
            <text:p>83102</text:p>
          </table:table-cell>
          <table:table-cell office:value-type="float" office:value="14839">
            <text:p>14839</text:p>
          </table:table-cell>
          <table:table-cell office:value-type="float" office:value="14209">
            <text:p>14209</text:p>
          </table:table-cell>
          <table:table-cell office:value-type="float" office:value="12284">
            <text:p>12284</text:p>
          </table:table-cell>
          <table:table-cell office:value-type="float" office:value="3562">
            <text:p>3562</text:p>
          </table:table-cell>
          <table:table-cell office:value-type="float" office:value="3279">
            <text:p>3279</text:p>
          </table:table-cell>
          <table:table-cell office:value-type="float" office:value="2847">
            <text:p>2847</text:p>
          </table:table-cell>
          <table:table-cell office:value-type="float" office:value="2385">
            <text:p>2385</text:p>
          </table:table-cell>
          <table:table-cell office:value-type="float" office:value="2295">
            <text:p>2295</text:p>
          </table:table-cell>
          <table:table-cell office:value-type="string">
            <text:p>802.2†</text:p>
          </table:table-cell>
          <table:table-cell office:value-type="string">
            <text:p>680.2†</text:p>
          </table:table-cell>
          <table:table-cell office:value-type="string">
            <text:p>576.6†</text:p>
          </table:table-cell>
          <table:table-cell table:number-columns-repeated="11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Tl</text:p>
          </table:table-cell>
          <table:table-cell office:value-type="float" office:value="85530">
            <text:p>85530</text:p>
          </table:table-cell>
          <table:table-cell office:value-type="float" office:value="15347">
            <text:p>15347</text:p>
          </table:table-cell>
          <table:table-cell office:value-type="float" office:value="14698">
            <text:p>14698</text:p>
          </table:table-cell>
          <table:table-cell office:value-type="float" office:value="12658">
            <text:p>12658</text:p>
          </table:table-cell>
          <table:table-cell office:value-type="float" office:value="3704">
            <text:p>3704</text:p>
          </table:table-cell>
          <table:table-cell office:value-type="float" office:value="3416">
            <text:p>3416</text:p>
          </table:table-cell>
          <table:table-cell office:value-type="float" office:value="2957">
            <text:p>2957</text:p>
          </table:table-cell>
          <table:table-cell office:value-type="float" office:value="2485">
            <text:p>2485</text:p>
          </table:table-cell>
          <table:table-cell office:value-type="float" office:value="2389">
            <text:p>2389</text:p>
          </table:table-cell>
          <table:table-cell office:value-type="string">
            <text:p>846.2†</text:p>
          </table:table-cell>
          <table:table-cell office:value-type="string">
            <text:p>720.5†</text:p>
          </table:table-cell>
          <table:table-cell office:value-type="string">
            <text:p>609.5†</text:p>
          </table:table-cell>
          <table:table-cell table:number-columns-repeated="11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Pb</text:p>
          </table:table-cell>
          <table:table-cell office:value-type="float" office:value="88005">
            <text:p>88005</text:p>
          </table:table-cell>
          <table:table-cell office:value-type="float" office:value="15861">
            <text:p>15861</text:p>
          </table:table-cell>
          <table:table-cell office:value-type="float" office:value="15200">
            <text:p>15200</text:p>
          </table:table-cell>
          <table:table-cell office:value-type="float" office:value="13035">
            <text:p>13035</text:p>
          </table:table-cell>
          <table:table-cell office:value-type="float" office:value="3851">
            <text:p>3851</text:p>
          </table:table-cell>
          <table:table-cell office:value-type="float" office:value="3554">
            <text:p>3554</text:p>
          </table:table-cell>
          <table:table-cell office:value-type="float" office:value="3066">
            <text:p>3066</text:p>
          </table:table-cell>
          <table:table-cell office:value-type="float" office:value="2586">
            <text:p>2586</text:p>
          </table:table-cell>
          <table:table-cell office:value-type="float" office:value="2484">
            <text:p>2484</text:p>
          </table:table-cell>
          <table:table-cell office:value-type="string">
            <text:p>891.8†</text:p>
          </table:table-cell>
          <table:table-cell office:value-type="string">
            <text:p>761.9†</text:p>
          </table:table-cell>
          <table:table-cell office:value-type="string">
            <text:p>643.5†</text:p>
          </table:table-cell>
          <table:table-cell table:number-columns-repeated="11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Bi</text:p>
          </table:table-cell>
          <table:table-cell office:value-type="float" office:value="90524">
            <text:p>90524</text:p>
          </table:table-cell>
          <table:table-cell office:value-type="float" office:value="16388">
            <text:p>16388</text:p>
          </table:table-cell>
          <table:table-cell office:value-type="float" office:value="15711">
            <text:p>15711</text:p>
          </table:table-cell>
          <table:table-cell office:value-type="float" office:value="13419">
            <text:p>13419</text:p>
          </table:table-cell>
          <table:table-cell office:value-type="float" office:value="3999">
            <text:p>3999</text:p>
          </table:table-cell>
          <table:table-cell office:value-type="float" office:value="3696">
            <text:p>3696</text:p>
          </table:table-cell>
          <table:table-cell office:value-type="float" office:value="3177">
            <text:p>3177</text:p>
          </table:table-cell>
          <table:table-cell office:value-type="float" office:value="2688">
            <text:p>2688</text:p>
          </table:table-cell>
          <table:table-cell office:value-type="float" office:value="2580">
            <text:p>2580</text:p>
          </table:table-cell>
          <table:table-cell office:value-type="string">
            <text:p>939†</text:p>
          </table:table-cell>
          <table:table-cell office:value-type="string">
            <text:p>805.2†</text:p>
          </table:table-cell>
          <table:table-cell office:value-type="string">
            <text:p>678.8†</text:p>
          </table:table-cell>
          <table:table-cell table:number-columns-repeated="11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Po</text:p>
          </table:table-cell>
          <table:table-cell office:value-type="float" office:value="93105">
            <text:p>93105</text:p>
          </table:table-cell>
          <table:table-cell office:value-type="float" office:value="16939">
            <text:p>16939</text:p>
          </table:table-cell>
          <table:table-cell office:value-type="float" office:value="16244">
            <text:p>16244</text:p>
          </table:table-cell>
          <table:table-cell office:value-type="float" office:value="13814">
            <text:p>13814</text:p>
          </table:table-cell>
          <table:table-cell office:value-type="float" office:value="4149">
            <text:p>4149</text:p>
          </table:table-cell>
          <table:table-cell office:value-type="float" office:value="3854">
            <text:p>3854</text:p>
          </table:table-cell>
          <table:table-cell office:value-type="float" office:value="3302">
            <text:p>3302</text:p>
          </table:table-cell>
          <table:table-cell office:value-type="float" office:value="2798">
            <text:p>2798</text:p>
          </table:table-cell>
          <table:table-cell office:value-type="float" office:value="2683">
            <text:p>2683</text:p>
          </table:table-cell>
          <table:table-cell office:value-type="string">
            <text:p>995*</text:p>
          </table:table-cell>
          <table:table-cell office:value-type="string">
            <text:p>851*</text:p>
          </table:table-cell>
          <table:table-cell office:value-type="string">
            <text:p>705*</text:p>
          </table:table-cell>
          <table:table-cell table:number-columns-repeated="11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At</text:p>
          </table:table-cell>
          <table:table-cell office:value-type="float" office:value="95730">
            <text:p>95730</text:p>
          </table:table-cell>
          <table:table-cell office:value-type="float" office:value="17493">
            <text:p>17493</text:p>
          </table:table-cell>
          <table:table-cell office:value-type="float" office:value="16785">
            <text:p>16785</text:p>
          </table:table-cell>
          <table:table-cell office:value-type="float" office:value="14214">
            <text:p>14214</text:p>
          </table:table-cell>
          <table:table-cell office:value-type="float" office:value="4317">
            <text:p>4317</text:p>
          </table:table-cell>
          <table:table-cell office:value-type="float" office:value="4008">
            <text:p>4008</text:p>
          </table:table-cell>
          <table:table-cell office:value-type="float" office:value="3426">
            <text:p>3426</text:p>
          </table:table-cell>
          <table:table-cell office:value-type="float" office:value="2909">
            <text:p>2909</text:p>
          </table:table-cell>
          <table:table-cell office:value-type="float" office:value="2787">
            <text:p>2787</text:p>
          </table:table-cell>
          <table:table-cell office:value-type="string">
            <text:p>1042*</text:p>
          </table:table-cell>
          <table:table-cell office:value-type="string">
            <text:p>886*</text:p>
          </table:table-cell>
          <table:table-cell office:value-type="string">
            <text:p>740*</text:p>
          </table:table-cell>
          <table:table-cell table:number-columns-repeated="11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Rn</text:p>
          </table:table-cell>
          <table:table-cell office:value-type="float" office:value="98404">
            <text:p>98404</text:p>
          </table:table-cell>
          <table:table-cell office:value-type="float" office:value="18049">
            <text:p>18049</text:p>
          </table:table-cell>
          <table:table-cell office:value-type="float" office:value="17337">
            <text:p>17337</text:p>
          </table:table-cell>
          <table:table-cell office:value-type="float" office:value="14619">
            <text:p>14619</text:p>
          </table:table-cell>
          <table:table-cell office:value-type="float" office:value="4482">
            <text:p>4482</text:p>
          </table:table-cell>
          <table:table-cell office:value-type="float" office:value="4159">
            <text:p>4159</text:p>
          </table:table-cell>
          <table:table-cell office:value-type="float" office:value="3538">
            <text:p>3538</text:p>
          </table:table-cell>
          <table:table-cell office:value-type="float" office:value="3022">
            <text:p>3022</text:p>
          </table:table-cell>
          <table:table-cell office:value-type="float" office:value="2892">
            <text:p>2892</text:p>
          </table:table-cell>
          <table:table-cell office:value-type="string">
            <text:p>1097*</text:p>
          </table:table-cell>
          <table:table-cell office:value-type="string">
            <text:p>929*</text:p>
          </table:table-cell>
          <table:table-cell office:value-type="string">
            <text:p>768*</text:p>
          </table:table-cell>
          <table:table-cell table:number-columns-repeated="11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Fr</text:p>
          </table:table-cell>
          <table:table-cell office:value-type="float" office:value="101137">
            <text:p>101137</text:p>
          </table:table-cell>
          <table:table-cell office:value-type="float" office:value="18639">
            <text:p>18639</text:p>
          </table:table-cell>
          <table:table-cell office:value-type="float" office:value="17907">
            <text:p>17907</text:p>
          </table:table-cell>
          <table:table-cell office:value-type="float" office:value="15031">
            <text:p>15031</text:p>
          </table:table-cell>
          <table:table-cell office:value-type="float" office:value="4652">
            <text:p>4652</text:p>
          </table:table-cell>
          <table:table-cell office:value-type="float" office:value="4327">
            <text:p>4327</text:p>
          </table:table-cell>
          <table:table-cell office:value-type="float" office:value="3663">
            <text:p>3663</text:p>
          </table:table-cell>
          <table:table-cell office:value-type="float" office:value="3136">
            <text:p>3136</text:p>
          </table:table-cell>
          <table:table-cell office:value-type="float" office:value="3000">
            <text:p>3000</text:p>
          </table:table-cell>
          <table:table-cell office:value-type="string">
            <text:p>1153*</text:p>
          </table:table-cell>
          <table:table-cell office:value-type="string">
            <text:p>980*</text:p>
          </table:table-cell>
          <table:table-cell office:value-type="string">
            <text:p>810*</text:p>
          </table:table-cell>
          <table:table-cell table:number-columns-repeated="11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Ra</text:p>
          </table:table-cell>
          <table:table-cell office:value-type="float" office:value="103922">
            <text:p>103922</text:p>
          </table:table-cell>
          <table:table-cell office:value-type="float" office:value="19237">
            <text:p>19237</text:p>
          </table:table-cell>
          <table:table-cell office:value-type="float" office:value="18484">
            <text:p>18484</text:p>
          </table:table-cell>
          <table:table-cell office:value-type="float" office:value="15444">
            <text:p>15444</text:p>
          </table:table-cell>
          <table:table-cell office:value-type="float" office:value="4822">
            <text:p>4822</text:p>
          </table:table-cell>
          <table:table-cell office:value-type="float" office:value="4490">
            <text:p>4490</text:p>
          </table:table-cell>
          <table:table-cell office:value-type="float" office:value="3792">
            <text:p>3792</text:p>
          </table:table-cell>
          <table:table-cell office:value-type="float" office:value="3248">
            <text:p>3248</text:p>
          </table:table-cell>
          <table:table-cell office:value-type="float" office:value="3105">
            <text:p>3105</text:p>
          </table:table-cell>
          <table:table-cell office:value-type="string">
            <text:p>1208*</text:p>
          </table:table-cell>
          <table:table-cell office:value-type="float" office:value="1058">
            <text:p>1058</text:p>
          </table:table-cell>
          <table:table-cell office:value-type="string">
            <text:p>879*</text:p>
          </table:table-cell>
          <table:table-cell table:number-columns-repeated="11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Ac</text:p>
          </table:table-cell>
          <table:table-cell office:value-type="float" office:value="106755">
            <text:p>106755</text:p>
          </table:table-cell>
          <table:table-cell office:value-type="float" office:value="19840">
            <text:p>19840</text:p>
          </table:table-cell>
          <table:table-cell office:value-type="float" office:value="19083">
            <text:p>19083</text:p>
          </table:table-cell>
          <table:table-cell office:value-type="float" office:value="15871">
            <text:p>15871</text:p>
          </table:table-cell>
          <table:table-cell office:value-type="float" office:value="5002">
            <text:p>5002</text:p>
          </table:table-cell>
          <table:table-cell office:value-type="float" office:value="4656">
            <text:p>4656</text:p>
          </table:table-cell>
          <table:table-cell office:value-type="float" office:value="3909">
            <text:p>3909</text:p>
          </table:table-cell>
          <table:table-cell office:value-type="float" office:value="3370">
            <text:p>3370</text:p>
          </table:table-cell>
          <table:table-cell office:value-type="float" office:value="3219">
            <text:p>3219</text:p>
          </table:table-cell>
          <table:table-cell office:value-type="string">
            <text:p>1269*</text:p>
          </table:table-cell>
          <table:table-cell office:value-type="string">
            <text:p>1080*</text:p>
          </table:table-cell>
          <table:table-cell office:value-type="string">
            <text:p>890*</text:p>
          </table:table-cell>
          <table:table-cell table:number-columns-repeated="11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Th</text:p>
          </table:table-cell>
          <table:table-cell office:value-type="float" office:value="109651">
            <text:p>109651</text:p>
          </table:table-cell>
          <table:table-cell office:value-type="float" office:value="20472">
            <text:p>20472</text:p>
          </table:table-cell>
          <table:table-cell office:value-type="float" office:value="19693">
            <text:p>19693</text:p>
          </table:table-cell>
          <table:table-cell office:value-type="float" office:value="16300">
            <text:p>16300</text:p>
          </table:table-cell>
          <table:table-cell office:value-type="float" office:value="5182">
            <text:p>5182</text:p>
          </table:table-cell>
          <table:table-cell office:value-type="float" office:value="4830">
            <text:p>4830</text:p>
          </table:table-cell>
          <table:table-cell office:value-type="float" office:value="4046">
            <text:p>4046</text:p>
          </table:table-cell>
          <table:table-cell office:value-type="float" office:value="3491">
            <text:p>3491</text:p>
          </table:table-cell>
          <table:table-cell office:value-type="float" office:value="3332">
            <text:p>3332</text:p>
          </table:table-cell>
          <table:table-cell office:value-type="string">
            <text:p>1330*</text:p>
          </table:table-cell>
          <table:table-cell office:value-type="string">
            <text:p>1168*</text:p>
          </table:table-cell>
          <table:table-cell office:value-type="string">
            <text:p>966.4†</text:p>
          </table:table-cell>
          <table:table-cell table:number-columns-repeated="11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Pa</text:p>
          </table:table-cell>
          <table:table-cell office:value-type="float" office:value="112601">
            <text:p>112601</text:p>
          </table:table-cell>
          <table:table-cell office:value-type="float" office:value="21105">
            <text:p>21105</text:p>
          </table:table-cell>
          <table:table-cell office:value-type="float" office:value="20314">
            <text:p>20314</text:p>
          </table:table-cell>
          <table:table-cell office:value-type="float" office:value="16733">
            <text:p>16733</text:p>
          </table:table-cell>
          <table:table-cell office:value-type="float" office:value="5367">
            <text:p>5367</text:p>
          </table:table-cell>
          <table:table-cell office:value-type="float" office:value="5001">
            <text:p>5001</text:p>
          </table:table-cell>
          <table:table-cell office:value-type="float" office:value="4174">
            <text:p>4174</text:p>
          </table:table-cell>
          <table:table-cell office:value-type="float" office:value="3611">
            <text:p>3611</text:p>
          </table:table-cell>
          <table:table-cell office:value-type="float" office:value="3442">
            <text:p>3442</text:p>
          </table:table-cell>
          <table:table-cell office:value-type="string">
            <text:p>1387*</text:p>
          </table:table-cell>
          <table:table-cell office:value-type="string">
            <text:p>1224*</text:p>
          </table:table-cell>
          <table:table-cell office:value-type="string">
            <text:p>1007*</text:p>
          </table:table-cell>
          <table:table-cell table:number-columns-repeated="11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U</text:p>
          </table:table-cell>
          <table:table-cell office:value-type="float" office:value="115606">
            <text:p>115606</text:p>
          </table:table-cell>
          <table:table-cell office:value-type="float" office:value="21757">
            <text:p>21757</text:p>
          </table:table-cell>
          <table:table-cell office:value-type="float" office:value="20948">
            <text:p>20948</text:p>
          </table:table-cell>
          <table:table-cell office:value-type="float" office:value="17166">
            <text:p>17166</text:p>
          </table:table-cell>
          <table:table-cell office:value-type="float" office:value="5548">
            <text:p>5548</text:p>
          </table:table-cell>
          <table:table-cell office:value-type="float" office:value="5182">
            <text:p>5182</text:p>
          </table:table-cell>
          <table:table-cell office:value-type="float" office:value="4303">
            <text:p>4303</text:p>
          </table:table-cell>
          <table:table-cell office:value-type="float" office:value="3728">
            <text:p>3728</text:p>
          </table:table-cell>
          <table:table-cell office:value-type="float" office:value="3552">
            <text:p>3552</text:p>
          </table:table-cell>
          <table:table-cell office:value-type="string">
            <text:p>1439*b</text:p>
          </table:table-cell>
          <table:table-cell office:value-type="string">
            <text:p>1271*b</text:p>
          </table:table-cell>
          <table:table-cell office:value-type="string">
            <text:p>1043†</text:p>
          </table:table-cell>
          <table:table-cell table:number-columns-repeated="11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/>
          </table:table-cell>
          <table:table-cell table:number-columns-repeated="24"/>
        </table:table-row>
        <table:table-row table:style-name="ro1">
          <table:table-cell office:value-type="string">
            <text:p>Table</text:p>
          </table:table-cell>
          <table:table-cell office:value-type="string">
            <text:p>1-1.</text:p>
          </table:table-cell>
          <table:table-cell office:value-type="string">
            <text:p>Electron</text:p>
          </table:table-cell>
          <table:table-cell office:value-type="string">
            <text:p>binding</text:p>
          </table:table-cell>
          <table:table-cell office:value-type="string">
            <text:p>energies</text:p>
          </table:table-cell>
          <table:table-cell office:value-type="string">
            <text:p>(continued).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Element</text:p>
          </table:table-cell>
          <table:table-cell office:value-type="string">
            <text:p>N4</text:p>
          </table:table-cell>
          <table:table-cell office:value-type="string">
            <text:p>4d3/2</text:p>
          </table:table-cell>
          <table:table-cell office:value-type="string">
            <text:p>N5</text:p>
          </table:table-cell>
          <table:table-cell office:value-type="string">
            <text:p>4d5/2</text:p>
          </table:table-cell>
          <table:table-cell office:value-type="string">
            <text:p>N6</text:p>
          </table:table-cell>
          <table:table-cell office:value-type="string">
            <text:p>4f5/2</text:p>
          </table:table-cell>
          <table:table-cell office:value-type="string">
            <text:p>N7</text:p>
          </table:table-cell>
          <table:table-cell office:value-type="string">
            <text:p>4f7/2</text:p>
          </table:table-cell>
          <table:table-cell office:value-type="string">
            <text:p>O1</text:p>
          </table:table-cell>
          <table:table-cell office:value-type="string">
            <text:p>5s</text:p>
          </table:table-cell>
          <table:table-cell office:value-type="string">
            <text:p>O2</text:p>
          </table:table-cell>
          <table:table-cell office:value-type="string">
            <text:p>5p1/2</text:p>
          </table:table-cell>
          <table:table-cell office:value-type="string">
            <text:p>O3</text:p>
          </table:table-cell>
          <table:table-cell office:value-type="string">
            <text:p>5p3/2</text:p>
          </table:table-cell>
          <table:table-cell office:value-type="string">
            <text:p>O4</text:p>
          </table:table-cell>
          <table:table-cell office:value-type="string">
            <text:p>5d3/2</text:p>
          </table:table-cell>
          <table:table-cell office:value-type="string">
            <text:p>O5</text:p>
          </table:table-cell>
          <table:table-cell office:value-type="string">
            <text:p>5d5/2</text:p>
          </table:table-cell>
          <table:table-cell office:value-type="string">
            <text:p>P1</text:p>
          </table:table-cell>
          <table:table-cell office:value-type="string">
            <text:p>6s</text:p>
          </table:table-cell>
          <table:table-cell office:value-type="string">
            <text:p>P2</text:p>
          </table:table-cell>
          <table:table-cell office:value-type="string">
            <text:p>6p1/2</text:p>
          </table:table-cell>
          <table:table-cell office:value-type="string">
            <text:p>P3</text:p>
          </table:table-cell>
          <table:table-cell office:value-type="string">
            <text:p>6p3/2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Lu</text:p>
          </table:table-cell>
          <table:table-cell office:value-type="string">
            <text:p>206.1*</text:p>
          </table:table-cell>
          <table:table-cell office:value-type="string">
            <text:p>196.3*</text:p>
          </table:table-cell>
          <table:table-cell office:value-type="string">
            <text:p>8.9*</text:p>
          </table:table-cell>
          <table:table-cell office:value-type="string">
            <text:p>7.5*</text:p>
          </table:table-cell>
          <table:table-cell office:value-type="string">
            <text:p>57.3*</text:p>
          </table:table-cell>
          <table:table-cell office:value-type="string">
            <text:p>33.6*</text:p>
          </table:table-cell>
          <table:table-cell office:value-type="string">
            <text:p>26.7*</text:p>
          </table:table-cell>
          <table:table-cell table:number-columns-repeated="16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Hf</text:p>
          </table:table-cell>
          <table:table-cell office:value-type="string">
            <text:p>220.0†</text:p>
          </table:table-cell>
          <table:table-cell office:value-type="string">
            <text:p>211.5†</text:p>
          </table:table-cell>
          <table:table-cell office:value-type="string">
            <text:p>15.9†</text:p>
          </table:table-cell>
          <table:table-cell office:value-type="string">
            <text:p>14.2†</text:p>
          </table:table-cell>
          <table:table-cell office:value-type="string">
            <text:p>64.2†</text:p>
          </table:table-cell>
          <table:table-cell office:value-type="string">
            <text:p>38*</text:p>
          </table:table-cell>
          <table:table-cell office:value-type="string">
            <text:p>29.9†</text:p>
          </table:table-cell>
          <table:table-cell table:number-columns-repeated="16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Ta</text:p>
          </table:table-cell>
          <table:table-cell office:value-type="string">
            <text:p>237.9†</text:p>
          </table:table-cell>
          <table:table-cell office:value-type="string">
            <text:p>226.4†</text:p>
          </table:table-cell>
          <table:table-cell office:value-type="string">
            <text:p>23.5†</text:p>
          </table:table-cell>
          <table:table-cell office:value-type="string">
            <text:p>21.6†</text:p>
          </table:table-cell>
          <table:table-cell office:value-type="string">
            <text:p>69.7†</text:p>
          </table:table-cell>
          <table:table-cell office:value-type="string">
            <text:p>42.2*</text:p>
          </table:table-cell>
          <table:table-cell office:value-type="string">
            <text:p>32.7†</text:p>
          </table:table-cell>
          <table:table-cell table:number-columns-repeated="16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W</text:p>
          </table:table-cell>
          <table:table-cell office:value-type="string">
            <text:p>255.9†</text:p>
          </table:table-cell>
          <table:table-cell office:value-type="string">
            <text:p>243.5†</text:p>
          </table:table-cell>
          <table:table-cell office:value-type="string">
            <text:p>33.6*</text:p>
          </table:table-cell>
          <table:table-cell office:value-type="string">
            <text:p>31.4†</text:p>
          </table:table-cell>
          <table:table-cell office:value-type="string">
            <text:p>75.6†</text:p>
          </table:table-cell>
          <table:table-cell office:value-type="string">
            <text:p>45.3*b</text:p>
          </table:table-cell>
          <table:table-cell office:value-type="string">
            <text:p>36.8†</text:p>
          </table:table-cell>
          <table:table-cell table:number-columns-repeated="16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Re</text:p>
          </table:table-cell>
          <table:table-cell office:value-type="string">
            <text:p>273.9†</text:p>
          </table:table-cell>
          <table:table-cell office:value-type="string">
            <text:p>260.5†</text:p>
          </table:table-cell>
          <table:table-cell office:value-type="string">
            <text:p>42.9*</text:p>
          </table:table-cell>
          <table:table-cell office:value-type="string">
            <text:p>40.5*</text:p>
          </table:table-cell>
          <table:table-cell office:value-type="string">
            <text:p>83†</text:p>
          </table:table-cell>
          <table:table-cell office:value-type="string">
            <text:p>45.6*</text:p>
          </table:table-cell>
          <table:table-cell office:value-type="string">
            <text:p>34.6*b</text:p>
          </table:table-cell>
          <table:table-cell table:number-columns-repeated="16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Os</text:p>
          </table:table-cell>
          <table:table-cell office:value-type="string">
            <text:p>293.1†</text:p>
          </table:table-cell>
          <table:table-cell office:value-type="string">
            <text:p>278.5†</text:p>
          </table:table-cell>
          <table:table-cell office:value-type="string">
            <text:p>53.4†</text:p>
          </table:table-cell>
          <table:table-cell office:value-type="string">
            <text:p>50.7†</text:p>
          </table:table-cell>
          <table:table-cell office:value-type="string">
            <text:p>84*</text:p>
          </table:table-cell>
          <table:table-cell office:value-type="string">
            <text:p>58*</text:p>
          </table:table-cell>
          <table:table-cell office:value-type="string">
            <text:p>44.5†</text:p>
          </table:table-cell>
          <table:table-cell table:number-columns-repeated="16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Ir</text:p>
          </table:table-cell>
          <table:table-cell office:value-type="string">
            <text:p>311.9†</text:p>
          </table:table-cell>
          <table:table-cell office:value-type="string">
            <text:p>296.3†</text:p>
          </table:table-cell>
          <table:table-cell office:value-type="string">
            <text:p>63.8†</text:p>
          </table:table-cell>
          <table:table-cell office:value-type="string">
            <text:p>60.8†</text:p>
          </table:table-cell>
          <table:table-cell office:value-type="string">
            <text:p>95.2*b</text:p>
          </table:table-cell>
          <table:table-cell office:value-type="string">
            <text:p>63.0*b</text:p>
          </table:table-cell>
          <table:table-cell office:value-type="string">
            <text:p>48.0†</text:p>
          </table:table-cell>
          <table:table-cell table:number-columns-repeated="16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Pt</text:p>
          </table:table-cell>
          <table:table-cell office:value-type="string">
            <text:p>331.6†</text:p>
          </table:table-cell>
          <table:table-cell office:value-type="string">
            <text:p>314.6†</text:p>
          </table:table-cell>
          <table:table-cell office:value-type="string">
            <text:p>74.5†</text:p>
          </table:table-cell>
          <table:table-cell office:value-type="string">
            <text:p>71.2†</text:p>
          </table:table-cell>
          <table:table-cell office:value-type="string">
            <text:p>101.7*b</text:p>
          </table:table-cell>
          <table:table-cell office:value-type="string">
            <text:p>65.3*b</text:p>
          </table:table-cell>
          <table:table-cell office:value-type="string">
            <text:p>51.7†</text:p>
          </table:table-cell>
          <table:table-cell table:number-columns-repeated="16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Au</text:p>
          </table:table-cell>
          <table:table-cell office:value-type="string">
            <text:p>353.2†</text:p>
          </table:table-cell>
          <table:table-cell office:value-type="string">
            <text:p>335.1†</text:p>
          </table:table-cell>
          <table:table-cell office:value-type="string">
            <text:p>87.6†</text:p>
          </table:table-cell>
          <table:table-cell office:value-type="string">
            <text:p>84.0</text:p>
          </table:table-cell>
          <table:table-cell office:value-type="string">
            <text:p>107.2*b</text:p>
          </table:table-cell>
          <table:table-cell office:value-type="string">
            <text:p>74.2†</text:p>
          </table:table-cell>
          <table:table-cell office:value-type="string">
            <text:p>57.2†</text:p>
          </table:table-cell>
          <table:table-cell table:number-columns-repeated="16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Hg</text:p>
          </table:table-cell>
          <table:table-cell office:value-type="string">
            <text:p>378.2†</text:p>
          </table:table-cell>
          <table:table-cell office:value-type="string">
            <text:p>358.8†</text:p>
          </table:table-cell>
          <table:table-cell office:value-type="string">
            <text:p>104.0†</text:p>
          </table:table-cell>
          <table:table-cell office:value-type="string">
            <text:p>99.9†</text:p>
          </table:table-cell>
          <table:table-cell office:value-type="string">
            <text:p>127†</text:p>
          </table:table-cell>
          <table:table-cell office:value-type="string">
            <text:p>83.1†</text:p>
          </table:table-cell>
          <table:table-cell office:value-type="string">
            <text:p>64.5†</text:p>
          </table:table-cell>
          <table:table-cell office:value-type="string">
            <text:p>9.6†</text:p>
          </table:table-cell>
          <table:table-cell office:value-type="string">
            <text:p>7.8†</text:p>
          </table:table-cell>
          <table:table-cell table:number-columns-repeated="14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Tl</text:p>
          </table:table-cell>
          <table:table-cell office:value-type="string">
            <text:p>405.7†</text:p>
          </table:table-cell>
          <table:table-cell office:value-type="string">
            <text:p>385.0†</text:p>
          </table:table-cell>
          <table:table-cell office:value-type="string">
            <text:p>122.2†</text:p>
          </table:table-cell>
          <table:table-cell office:value-type="string">
            <text:p>117.8†</text:p>
          </table:table-cell>
          <table:table-cell office:value-type="string">
            <text:p>136.0*b</text:p>
          </table:table-cell>
          <table:table-cell office:value-type="string">
            <text:p>94.6†</text:p>
          </table:table-cell>
          <table:table-cell office:value-type="string">
            <text:p>73.5†</text:p>
          </table:table-cell>
          <table:table-cell office:value-type="string">
            <text:p>14.7†</text:p>
          </table:table-cell>
          <table:table-cell office:value-type="string">
            <text:p>12.5†</text:p>
          </table:table-cell>
          <table:table-cell table:number-columns-repeated="14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Pb</text:p>
          </table:table-cell>
          <table:table-cell office:value-type="string">
            <text:p>434.3†</text:p>
          </table:table-cell>
          <table:table-cell office:value-type="string">
            <text:p>412.2†</text:p>
          </table:table-cell>
          <table:table-cell office:value-type="string">
            <text:p>141.7†</text:p>
          </table:table-cell>
          <table:table-cell office:value-type="string">
            <text:p>136.9†</text:p>
          </table:table-cell>
          <table:table-cell office:value-type="string">
            <text:p>147*b</text:p>
          </table:table-cell>
          <table:table-cell office:value-type="string">
            <text:p>106.4†</text:p>
          </table:table-cell>
          <table:table-cell office:value-type="string">
            <text:p>83.3†</text:p>
          </table:table-cell>
          <table:table-cell office:value-type="string">
            <text:p>20.7†</text:p>
          </table:table-cell>
          <table:table-cell office:value-type="string">
            <text:p>18.1†</text:p>
          </table:table-cell>
          <table:table-cell table:number-columns-repeated="14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Bi</text:p>
          </table:table-cell>
          <table:table-cell office:value-type="string">
            <text:p>464.0†</text:p>
          </table:table-cell>
          <table:table-cell office:value-type="string">
            <text:p>440.1†</text:p>
          </table:table-cell>
          <table:table-cell office:value-type="string">
            <text:p>162.3†</text:p>
          </table:table-cell>
          <table:table-cell office:value-type="string">
            <text:p>157.0†</text:p>
          </table:table-cell>
          <table:table-cell office:value-type="string">
            <text:p>159.3*b</text:p>
          </table:table-cell>
          <table:table-cell office:value-type="string">
            <text:p>119.0†</text:p>
          </table:table-cell>
          <table:table-cell office:value-type="string">
            <text:p>92.6†</text:p>
          </table:table-cell>
          <table:table-cell office:value-type="string">
            <text:p>26.9†</text:p>
          </table:table-cell>
          <table:table-cell office:value-type="string">
            <text:p>23.8†</text:p>
          </table:table-cell>
          <table:table-cell table:number-columns-repeated="14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Po</text:p>
          </table:table-cell>
          <table:table-cell office:value-type="string">
            <text:p>500*</text:p>
          </table:table-cell>
          <table:table-cell office:value-type="string">
            <text:p>473*</text:p>
          </table:table-cell>
          <table:table-cell table:number-columns-repeated="2" office:value-type="string">
            <text:p>184*</text:p>
          </table:table-cell>
          <table:table-cell office:value-type="string">
            <text:p>177*</text:p>
          </table:table-cell>
          <table:table-cell office:value-type="string">
            <text:p>132*</text:p>
          </table:table-cell>
          <table:table-cell office:value-type="string">
            <text:p>104*</text:p>
          </table:table-cell>
          <table:table-cell table:number-columns-repeated="2" office:value-type="string">
            <text:p>31*</text:p>
          </table:table-cell>
          <table:table-cell table:number-columns-repeated="14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At</text:p>
          </table:table-cell>
          <table:table-cell office:value-type="string">
            <text:p>533*</text:p>
          </table:table-cell>
          <table:table-cell office:value-type="float" office:value="507">
            <text:p>507</text:p>
          </table:table-cell>
          <table:table-cell table:number-columns-repeated="2" office:value-type="string">
            <text:p>210*</text:p>
          </table:table-cell>
          <table:table-cell office:value-type="string">
            <text:p>195*</text:p>
          </table:table-cell>
          <table:table-cell office:value-type="string">
            <text:p>148*</text:p>
          </table:table-cell>
          <table:table-cell office:value-type="string">
            <text:p>115*</text:p>
          </table:table-cell>
          <table:table-cell table:number-columns-repeated="2" office:value-type="string">
            <text:p>40*</text:p>
          </table:table-cell>
          <table:table-cell table:number-columns-repeated="14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Rn</text:p>
          </table:table-cell>
          <table:table-cell office:value-type="string">
            <text:p>567*</text:p>
          </table:table-cell>
          <table:table-cell office:value-type="string">
            <text:p>541*</text:p>
          </table:table-cell>
          <table:table-cell table:number-columns-repeated="2" office:value-type="string">
            <text:p>238*</text:p>
          </table:table-cell>
          <table:table-cell office:value-type="string">
            <text:p>214*</text:p>
          </table:table-cell>
          <table:table-cell office:value-type="string">
            <text:p>164*</text:p>
          </table:table-cell>
          <table:table-cell office:value-type="string">
            <text:p>127*</text:p>
          </table:table-cell>
          <table:table-cell table:number-columns-repeated="2" office:value-type="string">
            <text:p>48*</text:p>
          </table:table-cell>
          <table:table-cell office:value-type="float" office:value="26">
            <text:p>26</text:p>
          </table:table-cell>
          <table:table-cell table:number-columns-repeated="13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Fr</text:p>
          </table:table-cell>
          <table:table-cell office:value-type="string">
            <text:p>603*</text:p>
          </table:table-cell>
          <table:table-cell office:value-type="string">
            <text:p>577*</text:p>
          </table:table-cell>
          <table:table-cell table:number-columns-repeated="2" office:value-type="string">
            <text:p>268*</text:p>
          </table:table-cell>
          <table:table-cell office:value-type="string">
            <text:p>234*</text:p>
          </table:table-cell>
          <table:table-cell office:value-type="string">
            <text:p>182*</text:p>
          </table:table-cell>
          <table:table-cell office:value-type="string">
            <text:p>140*</text:p>
          </table:table-cell>
          <table:table-cell table:number-columns-repeated="2" office:value-type="string">
            <text:p>58*</text:p>
          </table:table-cell>
          <table:table-cell office:value-type="float" office:value="34">
            <text:p>34</text:p>
          </table:table-cell>
          <table:table-cell table:number-columns-repeated="2" office:value-type="float" office:value="15">
            <text:p>15</text:p>
          </table:table-cell>
          <table:table-cell table:number-columns-repeated="11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Ra</text:p>
          </table:table-cell>
          <table:table-cell office:value-type="string">
            <text:p>636*</text:p>
          </table:table-cell>
          <table:table-cell office:value-type="string">
            <text:p>603*</text:p>
          </table:table-cell>
          <table:table-cell table:number-columns-repeated="2" office:value-type="string">
            <text:p>299*</text:p>
          </table:table-cell>
          <table:table-cell office:value-type="string">
            <text:p>254*</text:p>
          </table:table-cell>
          <table:table-cell office:value-type="string">
            <text:p>200*</text:p>
          </table:table-cell>
          <table:table-cell office:value-type="string">
            <text:p>153*</text:p>
          </table:table-cell>
          <table:table-cell table:number-columns-repeated="2" office:value-type="string">
            <text:p>68*</text:p>
          </table:table-cell>
          <table:table-cell office:value-type="float" office:value="44">
            <text:p>44</text:p>
          </table:table-cell>
          <table:table-cell table:number-columns-repeated="2" office:value-type="float" office:value="19">
            <text:p>19</text:p>
          </table:table-cell>
          <table:table-cell table:number-columns-repeated="11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Ac</text:p>
          </table:table-cell>
          <table:table-cell office:value-type="string">
            <text:p>675*</text:p>
          </table:table-cell>
          <table:table-cell office:value-type="string">
            <text:p>639*</text:p>
          </table:table-cell>
          <table:table-cell table:number-columns-repeated="2" office:value-type="string">
            <text:p>319*</text:p>
          </table:table-cell>
          <table:table-cell office:value-type="string">
            <text:p>272*</text:p>
          </table:table-cell>
          <table:table-cell office:value-type="string">
            <text:p>215*</text:p>
          </table:table-cell>
          <table:table-cell office:value-type="string">
            <text:p>167*</text:p>
          </table:table-cell>
          <table:table-cell table:number-columns-repeated="2" office:value-type="string">
            <text:p>80*</text:p>
          </table:table-cell>
          <table:table-cell table:number-columns-repeated="3" office:value-type="string">
            <text:p>—</text:p>
          </table:table-cell>
          <table:table-cell table:number-columns-repeated="11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Th</text:p>
          </table:table-cell>
          <table:table-cell office:value-type="string">
            <text:p>712.1†</text:p>
          </table:table-cell>
          <table:table-cell office:value-type="string">
            <text:p>675.2†</text:p>
          </table:table-cell>
          <table:table-cell office:value-type="string">
            <text:p>342.4†</text:p>
          </table:table-cell>
          <table:table-cell office:value-type="string">
            <text:p>333.1†</text:p>
          </table:table-cell>
          <table:table-cell office:value-type="string">
            <text:p>290*a</text:p>
          </table:table-cell>
          <table:table-cell office:value-type="string">
            <text:p>229*a</text:p>
          </table:table-cell>
          <table:table-cell office:value-type="string">
            <text:p>182*a</text:p>
          </table:table-cell>
          <table:table-cell office:value-type="string">
            <text:p>92.5†</text:p>
          </table:table-cell>
          <table:table-cell office:value-type="string">
            <text:p>85.4†</text:p>
          </table:table-cell>
          <table:table-cell office:value-type="string">
            <text:p>41.4†</text:p>
          </table:table-cell>
          <table:table-cell office:value-type="string">
            <text:p>24.5†</text:p>
          </table:table-cell>
          <table:table-cell office:value-type="string">
            <text:p>16.6†</text:p>
          </table:table-cell>
          <table:table-cell table:number-columns-repeated="11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Pa</text:p>
          </table:table-cell>
          <table:table-cell office:value-type="string">
            <text:p>743*</text:p>
          </table:table-cell>
          <table:table-cell office:value-type="string">
            <text:p>708*</text:p>
          </table:table-cell>
          <table:table-cell office:value-type="string">
            <text:p>371*</text:p>
          </table:table-cell>
          <table:table-cell office:value-type="string">
            <text:p>360*</text:p>
          </table:table-cell>
          <table:table-cell office:value-type="string">
            <text:p>310*</text:p>
          </table:table-cell>
          <table:table-cell table:number-columns-repeated="2" office:value-type="string">
            <text:p>232*</text:p>
          </table:table-cell>
          <table:table-cell table:number-columns-repeated="2" office:value-type="string">
            <text:p>94*</text:p>
          </table:table-cell>
          <table:table-cell table:number-columns-repeated="3" office:value-type="string">
            <text:p>—</text:p>
          </table:table-cell>
          <table:table-cell table:number-columns-repeated="11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U</text:p>
          </table:table-cell>
          <table:table-cell office:value-type="string">
            <text:p>778.3†</text:p>
          </table:table-cell>
          <table:table-cell office:value-type="string">
            <text:p>736.2†</text:p>
          </table:table-cell>
          <table:table-cell office:value-type="string">
            <text:p>388.2*</text:p>
          </table:table-cell>
          <table:table-cell office:value-type="string">
            <text:p>377.4†</text:p>
          </table:table-cell>
          <table:table-cell office:value-type="string">
            <text:p>321*ab</text:p>
          </table:table-cell>
          <table:table-cell office:value-type="string">
            <text:p>257*ab</text:p>
          </table:table-cell>
          <table:table-cell office:value-type="string">
            <text:p>192*ab</text:p>
          </table:table-cell>
          <table:table-cell office:value-type="string">
            <text:p>102.8†</text:p>
          </table:table-cell>
          <table:table-cell office:value-type="string">
            <text:p>94.2†</text:p>
          </table:table-cell>
          <table:table-cell office:value-type="string">
            <text:p>43.9†</text:p>
          </table:table-cell>
          <table:table-cell office:value-type="string">
            <text:p>26.8†</text:p>
          </table:table-cell>
          <table:table-cell office:value-type="string">
            <text:p>16.8†</text:p>
          </table:table-cell>
          <table:table-cell table:number-columns-repeated="11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/>
          </table:table-cell>
          <table:table-cell table:number-columns-repeated="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1">01.06.2017</text:date>, <text:time>05:35:0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619" meta:object-count="0"/>
    <meta:generator>OpenOffice/4.1.3$Win32 OpenOffice.org_project/413m1$Build-9783</meta:generator>
  </office:meta>
</office:document-meta>
</file>